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0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ystemOverview" table:style-name="ta1">
        <table:shapes>
          <draw:frame draw:z-index="0" draw:style-name="gr1" draw:text-style-name="P1" svg:width="453.51pt" svg:height="255.09pt" svg:x="635.47pt" svg:y="38.18pt">
            <loext:p draw:notify-on-update-of-ranges="systemOverview.A1:systemOverview.A1 systemOverview.A2:systemOverview.A101 systemOverview.B1:systemOverview.B1 systemOverview.B2:systemOverview.B101 systemOverview.A1:systemOverview.A1 systemOverview.A2:systemOverview.A101 systemOverview.I1:systemOverview.I1 systemOverview.I2:systemOverview.I101 systemOverview.A1:systemOverview.A1 systemOverview.A2:systemOverview.A101 systemOverview.C1:systemOverview.C1 systemOverview.C2:systemOverview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so_overview</text:p>
          </table:table-cell>
          <table:table-cell office:value-type="string" calcext:value-type="string">
            <text:p>threshold</text:p>
          </table:table-cell>
          <table:table-cell table:number-columns-repeated="5"/>
          <table:table-cell office:value-type="string" calcext:value-type="string">
            <text:p>real_status</text:p>
          </table:table-cell>
        </table:table-row>
        <table:table-row table:style-name="ro1">
          <table:table-cell office:value-type="float" office:value="3.000009896" calcext:value-type="float">
            <text:p>3.000009896</text:p>
          </table:table-cell>
          <table:table-cell office:value-type="float" office:value="37.618037049996" calcext:value-type="float">
            <text:p>37.61803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9428352791" calcext:value-type="float">
            <text:p>7.9428352791</text:p>
          </table:table-cell>
          <table:table-cell office:value-type="float" office:value="9.55444" calcext:value-type="float">
            <text:p>9.55444</text:p>
          </table:table-cell>
          <table:table-cell office:value-type="float" office:value="9.59405" calcext:value-type="float">
            <text:p>9.59405</text:p>
          </table:table-cell>
          <table:table-cell office:value-type="float" office:value="8.504149" calcext:value-type="float">
            <text:p>8.504149</text:p>
          </table:table-cell>
          <table:table-cell table:formula="of:=SUM([.E2:.H2])" office:value-type="float" office:value="35.5954742791" calcext:value-type="float">
            <text:p>35.5954742791</text:p>
          </table:table-cell>
        </table:table-row>
        <table:table-row table:style-name="ro1">
          <table:table-cell office:value-type="float" office:value="6.000009896" calcext:value-type="float">
            <text:p>6.000009896</text:p>
          </table:table-cell>
          <table:table-cell office:value-type="float" office:value="40.578595879314" calcext:value-type="float">
            <text:p>40.57859587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762521728" calcext:value-type="float">
            <text:p>10.762521728</text:p>
          </table:table-cell>
          <table:table-cell office:value-type="float" office:value="8.072342" calcext:value-type="float">
            <text:p>8.072342</text:p>
          </table:table-cell>
          <table:table-cell office:value-type="float" office:value="10.231713" calcext:value-type="float">
            <text:p>10.231713</text:p>
          </table:table-cell>
          <table:table-cell office:value-type="float" office:value="7.043918" calcext:value-type="float">
            <text:p>7.043918</text:p>
          </table:table-cell>
          <table:table-cell table:formula="of:=SUM([.E3:.H3])" office:value-type="float" office:value="36.110494728" calcext:value-type="float">
            <text:p>36.110494728</text:p>
          </table:table-cell>
        </table:table-row>
        <table:table-row table:style-name="ro1">
          <table:table-cell office:value-type="float" office:value="9.000009896" calcext:value-type="float">
            <text:p>9.000009896</text:p>
          </table:table-cell>
          <table:table-cell office:value-type="float" office:value="38.644216161619" calcext:value-type="float">
            <text:p>38.64421616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829696062" calcext:value-type="float">
            <text:p>11.829696062</text:p>
          </table:table-cell>
          <table:table-cell office:value-type="float" office:value="11.960576" calcext:value-type="float">
            <text:p>11.960576</text:p>
          </table:table-cell>
          <table:table-cell office:value-type="float" office:value="10.588936" calcext:value-type="float">
            <text:p>10.588936</text:p>
          </table:table-cell>
          <table:table-cell office:value-type="float" office:value="8.249817" calcext:value-type="float">
            <text:p>8.249817</text:p>
          </table:table-cell>
          <table:table-cell table:formula="of:=SUM([.E4:.H4])" office:value-type="float" office:value="42.629025062" calcext:value-type="float">
            <text:p>42.629025062</text:p>
          </table:table-cell>
        </table:table-row>
        <table:table-row table:style-name="ro1">
          <table:table-cell office:value-type="float" office:value="12.000009896" calcext:value-type="float">
            <text:p>12.000009896</text:p>
          </table:table-cell>
          <table:table-cell office:value-type="float" office:value="41.811611513398" calcext:value-type="float">
            <text:p>41.81161151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6567538009" calcext:value-type="float">
            <text:p>10.6567538009</text:p>
          </table:table-cell>
          <table:table-cell office:value-type="float" office:value="8.406153" calcext:value-type="float">
            <text:p>8.406153</text:p>
          </table:table-cell>
          <table:table-cell office:value-type="float" office:value="9.188729" calcext:value-type="float">
            <text:p>9.188729</text:p>
          </table:table-cell>
          <table:table-cell office:value-type="float" office:value="10.280229" calcext:value-type="float">
            <text:p>10.280229</text:p>
          </table:table-cell>
          <table:table-cell table:formula="of:=SUM([.E5:.H5])" office:value-type="float" office:value="38.5318648009" calcext:value-type="float">
            <text:p>38.5318648009</text:p>
          </table:table-cell>
        </table:table-row>
        <table:table-row table:style-name="ro1">
          <table:table-cell office:value-type="float" office:value="15.000009896" calcext:value-type="float">
            <text:p>15.000009896</text:p>
          </table:table-cell>
          <table:table-cell office:value-type="float" office:value="45.212210702593" calcext:value-type="float">
            <text:p>45.21221070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4151448929" calcext:value-type="float">
            <text:p>11.4151448929</text:p>
          </table:table-cell>
          <table:table-cell office:value-type="float" office:value="8.792417" calcext:value-type="float">
            <text:p>8.792417</text:p>
          </table:table-cell>
          <table:table-cell office:value-type="float" office:value="10.726758" calcext:value-type="float">
            <text:p>10.726758</text:p>
          </table:table-cell>
          <table:table-cell office:value-type="float" office:value="9.546168" calcext:value-type="float">
            <text:p>9.546168</text:p>
          </table:table-cell>
          <table:table-cell table:formula="of:=SUM([.E6:.H6])" office:value-type="float" office:value="40.4804878929" calcext:value-type="float">
            <text:p>40.4804878929</text:p>
          </table:table-cell>
        </table:table-row>
        <table:table-row table:style-name="ro1">
          <table:table-cell office:value-type="float" office:value="18.000009896" calcext:value-type="float">
            <text:p>18.000009896</text:p>
          </table:table-cell>
          <table:table-cell office:value-type="float" office:value="42.907407480421" calcext:value-type="float">
            <text:p>42.90740748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1374509229" calcext:value-type="float">
            <text:p>10.1374509229</text:p>
          </table:table-cell>
          <table:table-cell office:value-type="float" office:value="11.549229" calcext:value-type="float">
            <text:p>11.549229</text:p>
          </table:table-cell>
          <table:table-cell office:value-type="float" office:value="11.492365" calcext:value-type="float">
            <text:p>11.492365</text:p>
          </table:table-cell>
          <table:table-cell office:value-type="float" office:value="8.678154" calcext:value-type="float">
            <text:p>8.678154</text:p>
          </table:table-cell>
          <table:table-cell table:formula="of:=SUM([.E7:.H7])" office:value-type="float" office:value="41.8571989229" calcext:value-type="float">
            <text:p>41.8571989229</text:p>
          </table:table-cell>
        </table:table-row>
        <table:table-row table:style-name="ro1">
          <table:table-cell office:value-type="float" office:value="21.000009896" calcext:value-type="float">
            <text:p>21.000009896</text:p>
          </table:table-cell>
          <table:table-cell office:value-type="float" office:value="41.738086937052" calcext:value-type="float">
            <text:p>41.73808693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9475877415" calcext:value-type="float">
            <text:p>10.9475877415</text:p>
          </table:table-cell>
          <table:table-cell office:value-type="float" office:value="8.535566" calcext:value-type="float">
            <text:p>8.535566</text:p>
          </table:table-cell>
          <table:table-cell office:value-type="float" office:value="8.64598" calcext:value-type="float">
            <text:p>8.64598</text:p>
          </table:table-cell>
          <table:table-cell office:value-type="float" office:value="9.394005" calcext:value-type="float">
            <text:p>9.394005</text:p>
          </table:table-cell>
          <table:table-cell table:formula="of:=SUM([.E8:.H8])" office:value-type="float" office:value="37.5231387415" calcext:value-type="float">
            <text:p>37.5231387415</text:p>
          </table:table-cell>
        </table:table-row>
        <table:table-row table:style-name="ro1">
          <table:table-cell office:value-type="float" office:value="24.000009896" calcext:value-type="float">
            <text:p>24.000009896</text:p>
          </table:table-cell>
          <table:table-cell office:value-type="float" office:value="39.612422548241" calcext:value-type="float">
            <text:p>39.61242254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5472624451" calcext:value-type="float">
            <text:p>7.5472624451</text:p>
          </table:table-cell>
          <table:table-cell office:value-type="float" office:value="11.386902" calcext:value-type="float">
            <text:p>11.386902</text:p>
          </table:table-cell>
          <table:table-cell office:value-type="float" office:value="9.162037" calcext:value-type="float">
            <text:p>9.162037</text:p>
          </table:table-cell>
          <table:table-cell office:value-type="float" office:value="10.011976" calcext:value-type="float">
            <text:p>10.011976</text:p>
          </table:table-cell>
          <table:table-cell table:formula="of:=SUM([.E9:.H9])" office:value-type="float" office:value="38.1081774451" calcext:value-type="float">
            <text:p>38.1081774451</text:p>
          </table:table-cell>
        </table:table-row>
        <table:table-row table:style-name="ro1">
          <table:table-cell office:value-type="float" office:value="27.000009896" calcext:value-type="float">
            <text:p>27.000009896</text:p>
          </table:table-cell>
          <table:table-cell office:value-type="float" office:value="39.152340503361" calcext:value-type="float">
            <text:p>39.15234050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9208331463" calcext:value-type="float">
            <text:p>7.9208331463</text:p>
          </table:table-cell>
          <table:table-cell office:value-type="float" office:value="8.236481" calcext:value-type="float">
            <text:p>8.236481</text:p>
          </table:table-cell>
          <table:table-cell office:value-type="float" office:value="11.263334" calcext:value-type="float">
            <text:p>11.263334</text:p>
          </table:table-cell>
          <table:table-cell office:value-type="float" office:value="10.648359" calcext:value-type="float">
            <text:p>10.648359</text:p>
          </table:table-cell>
          <table:table-cell table:formula="of:=SUM([.E10:.H10])" office:value-type="float" office:value="38.0690071463" calcext:value-type="float">
            <text:p>38.0690071463</text:p>
          </table:table-cell>
        </table:table-row>
        <table:table-row table:style-name="ro1">
          <table:table-cell office:value-type="float" office:value="30.000009896" calcext:value-type="float">
            <text:p>30.000009896</text:p>
          </table:table-cell>
          <table:table-cell office:value-type="float" office:value="40.616167467979" calcext:value-type="float">
            <text:p>40.6161674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8077470823" calcext:value-type="float">
            <text:p>11.8077470823</text:p>
          </table:table-cell>
          <table:table-cell office:value-type="float" office:value="8.934232" calcext:value-type="float">
            <text:p>8.934232</text:p>
          </table:table-cell>
          <table:table-cell office:value-type="float" office:value="9.141707" calcext:value-type="float">
            <text:p>9.141707</text:p>
          </table:table-cell>
          <table:table-cell office:value-type="float" office:value="11.171931" calcext:value-type="float">
            <text:p>11.171931</text:p>
          </table:table-cell>
          <table:table-cell table:formula="of:=SUM([.E11:.H11])" office:value-type="float" office:value="41.0556170823" calcext:value-type="float">
            <text:p>41.0556170823</text:p>
          </table:table-cell>
        </table:table-row>
        <table:table-row table:style-name="ro1">
          <table:table-cell office:value-type="float" office:value="33.000009896" calcext:value-type="float">
            <text:p>33.000009896</text:p>
          </table:table-cell>
          <table:table-cell office:value-type="float" office:value="38.671583745973" calcext:value-type="float">
            <text:p>38.6715837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7027905073" calcext:value-type="float">
            <text:p>7.7027905073</text:p>
          </table:table-cell>
          <table:table-cell office:value-type="float" office:value="9.586926" calcext:value-type="float">
            <text:p>9.586926</text:p>
          </table:table-cell>
          <table:table-cell office:value-type="float" office:value="8.77346" calcext:value-type="float">
            <text:p>8.77346</text:p>
          </table:table-cell>
          <table:table-cell office:value-type="float" office:value="10.811882" calcext:value-type="float">
            <text:p>10.811882</text:p>
          </table:table-cell>
          <table:table-cell table:formula="of:=SUM([.E12:.H12])" office:value-type="float" office:value="36.8750585073" calcext:value-type="float">
            <text:p>36.8750585073</text:p>
          </table:table-cell>
        </table:table-row>
        <table:table-row table:style-name="ro1">
          <table:table-cell office:value-type="float" office:value="36.000009896" calcext:value-type="float">
            <text:p>36.000009896</text:p>
          </table:table-cell>
          <table:table-cell office:value-type="float" office:value="36.220899718213" calcext:value-type="float">
            <text:p>36.22089971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0779372355" calcext:value-type="float">
            <text:p>10.0779372355</text:p>
          </table:table-cell>
          <table:table-cell office:value-type="float" office:value="10.129826" calcext:value-type="float">
            <text:p>10.129826</text:p>
          </table:table-cell>
          <table:table-cell office:value-type="float" office:value="11.286602" calcext:value-type="float">
            <text:p>11.286602</text:p>
          </table:table-cell>
          <table:table-cell office:value-type="float" office:value="8.604134" calcext:value-type="float">
            <text:p>8.604134</text:p>
          </table:table-cell>
          <table:table-cell table:formula="of:=SUM([.E13:.H13])" office:value-type="float" office:value="40.0984992355" calcext:value-type="float">
            <text:p>40.0984992355</text:p>
          </table:table-cell>
        </table:table-row>
        <table:table-row table:style-name="ro1">
          <table:table-cell office:value-type="float" office:value="39.000009896" calcext:value-type="float">
            <text:p>39.000009896</text:p>
          </table:table-cell>
          <table:table-cell office:value-type="float" office:value="37.53401358887" calcext:value-type="float">
            <text:p>37.5340135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3441756412" calcext:value-type="float">
            <text:p>10.3441756412</text:p>
          </table:table-cell>
          <table:table-cell office:value-type="float" office:value="9.94802" calcext:value-type="float">
            <text:p>9.94802</text:p>
          </table:table-cell>
          <table:table-cell office:value-type="float" office:value="10.58793" calcext:value-type="float">
            <text:p>10.58793</text:p>
          </table:table-cell>
          <table:table-cell office:value-type="float" office:value="10.472511" calcext:value-type="float">
            <text:p>10.472511</text:p>
          </table:table-cell>
          <table:table-cell table:formula="of:=SUM([.E14:.H14])" office:value-type="float" office:value="41.3526366412" calcext:value-type="float">
            <text:p>41.3526366412</text:p>
          </table:table-cell>
        </table:table-row>
        <table:table-row table:style-name="ro1">
          <table:table-cell office:value-type="float" office:value="42.000009896" calcext:value-type="float">
            <text:p>42.000009896</text:p>
          </table:table-cell>
          <table:table-cell office:value-type="float" office:value="36.206986265399" calcext:value-type="float">
            <text:p>36.20698626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.9903021215" calcext:value-type="float">
            <text:p>8.9903021215</text:p>
          </table:table-cell>
          <table:table-cell office:value-type="float" office:value="11.651302" calcext:value-type="float">
            <text:p>11.651302</text:p>
          </table:table-cell>
          <table:table-cell office:value-type="float" office:value="10.430193" calcext:value-type="float">
            <text:p>10.430193</text:p>
          </table:table-cell>
          <table:table-cell office:value-type="float" office:value="7.82436" calcext:value-type="float">
            <text:p>7.82436</text:p>
          </table:table-cell>
          <table:table-cell table:formula="of:=SUM([.E15:.H15])" office:value-type="float" office:value="38.8961571215" calcext:value-type="float">
            <text:p>38.8961571215</text:p>
          </table:table-cell>
        </table:table-row>
        <table:table-row table:style-name="ro1">
          <table:table-cell office:value-type="float" office:value="45.000009896" calcext:value-type="float">
            <text:p>45.000009896</text:p>
          </table:table-cell>
          <table:table-cell office:value-type="float" office:value="39.189462648098" calcext:value-type="float">
            <text:p>39.189462648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6473671355" calcext:value-type="float">
            <text:p>11.6473671355</text:p>
          </table:table-cell>
          <table:table-cell office:value-type="float" office:value="11.625289" calcext:value-type="float">
            <text:p>11.625289</text:p>
          </table:table-cell>
          <table:table-cell office:value-type="float" office:value="8.105607" calcext:value-type="float">
            <text:p>8.105607</text:p>
          </table:table-cell>
          <table:table-cell office:value-type="float" office:value="10.860798" calcext:value-type="float">
            <text:p>10.860798</text:p>
          </table:table-cell>
          <table:table-cell table:formula="of:=SUM([.E16:.H16])" office:value-type="float" office:value="42.2390611355" calcext:value-type="float">
            <text:p>42.2390611355</text:p>
          </table:table-cell>
        </table:table-row>
        <table:table-row table:style-name="ro1">
          <table:table-cell office:value-type="float" office:value="48.000009896" calcext:value-type="float">
            <text:p>48.000009896</text:p>
          </table:table-cell>
          <table:table-cell office:value-type="float" office:value="43.956814997831" calcext:value-type="float">
            <text:p>43.95681499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9463320242" calcext:value-type="float">
            <text:p>10.9463320242</text:p>
          </table:table-cell>
          <table:table-cell office:value-type="float" office:value="10.054945" calcext:value-type="float">
            <text:p>10.054945</text:p>
          </table:table-cell>
          <table:table-cell office:value-type="float" office:value="9.558343" calcext:value-type="float">
            <text:p>9.558343</text:p>
          </table:table-cell>
          <table:table-cell office:value-type="float" office:value="10.70872" calcext:value-type="float">
            <text:p>10.70872</text:p>
          </table:table-cell>
          <table:table-cell table:formula="of:=SUM([.E17:.H17])" office:value-type="float" office:value="41.2683400242" calcext:value-type="float">
            <text:p>41.2683400242</text:p>
          </table:table-cell>
        </table:table-row>
        <table:table-row table:style-name="ro1">
          <table:table-cell office:value-type="float" office:value="51.000009896" calcext:value-type="float">
            <text:p>51.000009896</text:p>
          </table:table-cell>
          <table:table-cell office:value-type="float" office:value="35.676300687038" calcext:value-type="float">
            <text:p>35.6763006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1280822061" calcext:value-type="float">
            <text:p>9.1280822061</text:p>
          </table:table-cell>
          <table:table-cell office:value-type="float" office:value="9.292418" calcext:value-type="float">
            <text:p>9.292418</text:p>
          </table:table-cell>
          <table:table-cell office:value-type="float" office:value="7.765277" calcext:value-type="float">
            <text:p>7.765277</text:p>
          </table:table-cell>
          <table:table-cell office:value-type="float" office:value="12.685744" calcext:value-type="float">
            <text:p>12.685744</text:p>
          </table:table-cell>
          <table:table-cell table:formula="of:=SUM([.E18:.H18])" office:value-type="float" office:value="38.8715212061" calcext:value-type="float">
            <text:p>38.8715212061</text:p>
          </table:table-cell>
        </table:table-row>
        <table:table-row table:style-name="ro1">
          <table:table-cell office:value-type="float" office:value="54.000009896" calcext:value-type="float">
            <text:p>54.000009896</text:p>
          </table:table-cell>
          <table:table-cell office:value-type="float" office:value="35.605918733282" calcext:value-type="float">
            <text:p>35.60591873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5330992744" calcext:value-type="float">
            <text:p>11.5330992744</text:p>
          </table:table-cell>
          <table:table-cell office:value-type="float" office:value="10.662794" calcext:value-type="float">
            <text:p>10.662794</text:p>
          </table:table-cell>
          <table:table-cell office:value-type="float" office:value="8.675516" calcext:value-type="float">
            <text:p>8.675516</text:p>
          </table:table-cell>
          <table:table-cell office:value-type="float" office:value="10.364192" calcext:value-type="float">
            <text:p>10.364192</text:p>
          </table:table-cell>
          <table:table-cell table:formula="of:=SUM([.E19:.H19])" office:value-type="float" office:value="41.2356012744" calcext:value-type="float">
            <text:p>41.2356012744</text:p>
          </table:table-cell>
        </table:table-row>
        <table:table-row table:style-name="ro1">
          <table:table-cell office:value-type="float" office:value="57.000009896" calcext:value-type="float">
            <text:p>57.000009896</text:p>
          </table:table-cell>
          <table:table-cell office:value-type="float" office:value="33.618715567069" calcext:value-type="float">
            <text:p>33.61871556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8608501603" calcext:value-type="float">
            <text:p>7.8608501603</text:p>
          </table:table-cell>
          <table:table-cell office:value-type="float" office:value="10.636868" calcext:value-type="float">
            <text:p>10.636868</text:p>
          </table:table-cell>
          <table:table-cell office:value-type="float" office:value="12.397251" calcext:value-type="float">
            <text:p>12.397251</text:p>
          </table:table-cell>
          <table:table-cell office:value-type="float" office:value="11.749514" calcext:value-type="float">
            <text:p>11.749514</text:p>
          </table:table-cell>
          <table:table-cell table:formula="of:=SUM([.E20:.H20])" office:value-type="float" office:value="42.6444831603" calcext:value-type="float">
            <text:p>42.6444831603</text:p>
          </table:table-cell>
        </table:table-row>
        <table:table-row table:style-name="ro1">
          <table:table-cell office:value-type="float" office:value="60.000009896" calcext:value-type="float">
            <text:p>60.000009896</text:p>
          </table:table-cell>
          <table:table-cell office:value-type="float" office:value="38.847472151372" calcext:value-type="float">
            <text:p>38.84747215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4189318073" calcext:value-type="float">
            <text:p>30.4189318073</text:p>
          </table:table-cell>
          <table:table-cell office:value-type="float" office:value="10.130433" calcext:value-type="float">
            <text:p>10.130433</text:p>
          </table:table-cell>
          <table:table-cell office:value-type="float" office:value="9.673645" calcext:value-type="float">
            <text:p>9.673645</text:p>
          </table:table-cell>
          <table:table-cell office:value-type="float" office:value="8.695761" calcext:value-type="float">
            <text:p>8.695761</text:p>
          </table:table-cell>
          <table:table-cell table:formula="of:=SUM([.E21:.H21])" office:value-type="float" office:value="58.9187708073" calcext:value-type="float">
            <text:p>58.9187708073</text:p>
          </table:table-cell>
        </table:table-row>
        <table:table-row table:style-name="ro1">
          <table:table-cell office:value-type="float" office:value="63.000009896" calcext:value-type="float">
            <text:p>63.000009896</text:p>
          </table:table-cell>
          <table:table-cell office:value-type="float" office:value="37.357711925038" calcext:value-type="float">
            <text:p>37.3577119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8408939897" calcext:value-type="float">
            <text:p>28.8408939897</text:p>
          </table:table-cell>
          <table:table-cell office:value-type="float" office:value="9.715718" calcext:value-type="float">
            <text:p>9.715718</text:p>
          </table:table-cell>
          <table:table-cell office:value-type="float" office:value="10.250002" calcext:value-type="float">
            <text:p>10.250002</text:p>
          </table:table-cell>
          <table:table-cell office:value-type="float" office:value="10.23316" calcext:value-type="float">
            <text:p>10.23316</text:p>
          </table:table-cell>
          <table:table-cell table:formula="of:=SUM([.E22:.H22])" office:value-type="float" office:value="59.0397739897" calcext:value-type="float">
            <text:p>59.0397739897</text:p>
          </table:table-cell>
        </table:table-row>
        <table:table-row table:style-name="ro1">
          <table:table-cell office:value-type="float" office:value="66.000009896" calcext:value-type="float">
            <text:p>66.000009896</text:p>
          </table:table-cell>
          <table:table-cell office:value-type="float" office:value="44.23278746867" calcext:value-type="float">
            <text:p>44.23278746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.7239695374" calcext:value-type="float">
            <text:p>27.7239695374</text:p>
          </table:table-cell>
          <table:table-cell office:value-type="float" office:value="9.317619" calcext:value-type="float">
            <text:p>9.317619</text:p>
          </table:table-cell>
          <table:table-cell office:value-type="float" office:value="7.885159" calcext:value-type="float">
            <text:p>7.885159</text:p>
          </table:table-cell>
          <table:table-cell office:value-type="float" office:value="11.685912" calcext:value-type="float">
            <text:p>11.685912</text:p>
          </table:table-cell>
          <table:table-cell table:formula="of:=SUM([.E23:.H23])" office:value-type="float" office:value="56.6126595374" calcext:value-type="float">
            <text:p>56.6126595374</text:p>
          </table:table-cell>
        </table:table-row>
        <table:table-row table:style-name="ro1">
          <table:table-cell office:value-type="float" office:value="69.000009896" calcext:value-type="float">
            <text:p>69.000009896</text:p>
          </table:table-cell>
          <table:table-cell office:value-type="float" office:value="39.640049155429" calcext:value-type="float">
            <text:p>39.64004915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4083740836" calcext:value-type="float">
            <text:p>29.4083740836</text:p>
          </table:table-cell>
          <table:table-cell office:value-type="float" office:value="11.041061" calcext:value-type="float">
            <text:p>11.041061</text:p>
          </table:table-cell>
          <table:table-cell office:value-type="float" office:value="11.507882" calcext:value-type="float">
            <text:p>11.507882</text:p>
          </table:table-cell>
          <table:table-cell office:value-type="float" office:value="11.337678" calcext:value-type="float">
            <text:p>11.337678</text:p>
          </table:table-cell>
          <table:table-cell table:formula="of:=SUM([.E24:.H24])" office:value-type="float" office:value="63.2949950836" calcext:value-type="float">
            <text:p>63.2949950836</text:p>
          </table:table-cell>
        </table:table-row>
        <table:table-row table:style-name="ro1">
          <table:table-cell office:value-type="float" office:value="72.000009896" calcext:value-type="float">
            <text:p>72.000009896</text:p>
          </table:table-cell>
          <table:table-cell office:value-type="float" office:value="39.743187894871" calcext:value-type="float">
            <text:p>39.74318789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9296814113" calcext:value-type="float">
            <text:p>29.9296814113</text:p>
          </table:table-cell>
          <table:table-cell office:value-type="float" office:value="9.365123" calcext:value-type="float">
            <text:p>9.365123</text:p>
          </table:table-cell>
          <table:table-cell office:value-type="float" office:value="8.832118" calcext:value-type="float">
            <text:p>8.832118</text:p>
          </table:table-cell>
          <table:table-cell office:value-type="float" office:value="8.102798" calcext:value-type="float">
            <text:p>8.102798</text:p>
          </table:table-cell>
          <table:table-cell table:formula="of:=SUM([.E25:.H25])" office:value-type="float" office:value="56.2297204113" calcext:value-type="float">
            <text:p>56.2297204113</text:p>
          </table:table-cell>
        </table:table-row>
        <table:table-row table:style-name="ro1">
          <table:table-cell office:value-type="float" office:value="75.000009896" calcext:value-type="float">
            <text:p>75.000009896</text:p>
          </table:table-cell>
          <table:table-cell office:value-type="float" office:value="38.804928312309" calcext:value-type="float">
            <text:p>38.80492831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0236012642" calcext:value-type="float">
            <text:p>29.0236012642</text:p>
          </table:table-cell>
          <table:table-cell office:value-type="float" office:value="9.748763" calcext:value-type="float">
            <text:p>9.748763</text:p>
          </table:table-cell>
          <table:table-cell office:value-type="float" office:value="9.965718" calcext:value-type="float">
            <text:p>9.965718</text:p>
          </table:table-cell>
          <table:table-cell office:value-type="float" office:value="9.822935" calcext:value-type="float">
            <text:p>9.822935</text:p>
          </table:table-cell>
          <table:table-cell table:formula="of:=SUM([.E26:.H26])" office:value-type="float" office:value="58.5610172642" calcext:value-type="float">
            <text:p>58.5610172642</text:p>
          </table:table-cell>
        </table:table-row>
        <table:table-row table:style-name="ro1">
          <table:table-cell office:value-type="float" office:value="78.000009896" calcext:value-type="float">
            <text:p>78.000009896</text:p>
          </table:table-cell>
          <table:table-cell office:value-type="float" office:value="40.193703037402" calcext:value-type="float">
            <text:p>40.19370303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.0957684264" calcext:value-type="float">
            <text:p>32.0957684264</text:p>
          </table:table-cell>
          <table:table-cell office:value-type="float" office:value="12.439919" calcext:value-type="float">
            <text:p>12.439919</text:p>
          </table:table-cell>
          <table:table-cell office:value-type="float" office:value="9.712626" calcext:value-type="float">
            <text:p>9.712626</text:p>
          </table:table-cell>
          <table:table-cell office:value-type="float" office:value="9.421686" calcext:value-type="float">
            <text:p>9.421686</text:p>
          </table:table-cell>
          <table:table-cell table:formula="of:=SUM([.E27:.H27])" office:value-type="float" office:value="63.6699994264" calcext:value-type="float">
            <text:p>63.6699994264</text:p>
          </table:table-cell>
        </table:table-row>
        <table:table-row table:style-name="ro1">
          <table:table-cell office:value-type="float" office:value="81.000009896" calcext:value-type="float">
            <text:p>81.000009896</text:p>
          </table:table-cell>
          <table:table-cell office:value-type="float" office:value="38.529515174583" calcext:value-type="float">
            <text:p>38.52951517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6870650672" calcext:value-type="float">
            <text:p>28.6870650672</text:p>
          </table:table-cell>
          <table:table-cell office:value-type="float" office:value="10.277128" calcext:value-type="float">
            <text:p>10.277128</text:p>
          </table:table-cell>
          <table:table-cell office:value-type="float" office:value="8.885681" calcext:value-type="float">
            <text:p>8.885681</text:p>
          </table:table-cell>
          <table:table-cell office:value-type="float" office:value="10.776373" calcext:value-type="float">
            <text:p>10.776373</text:p>
          </table:table-cell>
          <table:table-cell table:formula="of:=SUM([.E28:.H28])" office:value-type="float" office:value="58.6262470672" calcext:value-type="float">
            <text:p>58.6262470672</text:p>
          </table:table-cell>
        </table:table-row>
        <table:table-row table:style-name="ro1">
          <table:table-cell office:value-type="float" office:value="84.000009896" calcext:value-type="float">
            <text:p>84.000009896</text:p>
          </table:table-cell>
          <table:table-cell office:value-type="float" office:value="41.697954002324" calcext:value-type="float">
            <text:p>41.69795400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324570656" calcext:value-type="float">
            <text:p>29.324570656</text:p>
          </table:table-cell>
          <table:table-cell office:value-type="float" office:value="10.457505" calcext:value-type="float">
            <text:p>10.457505</text:p>
          </table:table-cell>
          <table:table-cell office:value-type="float" office:value="10.406355" calcext:value-type="float">
            <text:p>10.406355</text:p>
          </table:table-cell>
          <table:table-cell office:value-type="float" office:value="11.58837" calcext:value-type="float">
            <text:p>11.58837</text:p>
          </table:table-cell>
          <table:table-cell table:formula="of:=SUM([.E29:.H29])" office:value-type="float" office:value="61.776800656" calcext:value-type="float">
            <text:p>61.776800656</text:p>
          </table:table-cell>
        </table:table-row>
        <table:table-row table:style-name="ro1">
          <table:table-cell office:value-type="float" office:value="87.000009896" calcext:value-type="float">
            <text:p>87.000009896</text:p>
          </table:table-cell>
          <table:table-cell office:value-type="float" office:value="40.465659278641" calcext:value-type="float">
            <text:p>40.46565927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3889748524" calcext:value-type="float">
            <text:p>29.3889748524</text:p>
          </table:table-cell>
          <table:table-cell office:value-type="float" office:value="11.544196" calcext:value-type="float">
            <text:p>11.544196</text:p>
          </table:table-cell>
          <table:table-cell office:value-type="float" office:value="10.85229" calcext:value-type="float">
            <text:p>10.85229</text:p>
          </table:table-cell>
          <table:table-cell office:value-type="float" office:value="11.172268" calcext:value-type="float">
            <text:p>11.172268</text:p>
          </table:table-cell>
          <table:table-cell table:formula="of:=SUM([.E30:.H30])" office:value-type="float" office:value="62.9577288524" calcext:value-type="float">
            <text:p>62.9577288524</text:p>
          </table:table-cell>
        </table:table-row>
        <table:table-row table:style-name="ro1">
          <table:table-cell office:value-type="float" office:value="90.000009896" calcext:value-type="float">
            <text:p>90.000009896</text:p>
          </table:table-cell>
          <table:table-cell office:value-type="float" office:value="37.154895294335" calcext:value-type="float">
            <text:p>37.15489529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2513736439" calcext:value-type="float">
            <text:p>31.2513736439</text:p>
          </table:table-cell>
          <table:table-cell office:value-type="float" office:value="10.431422" calcext:value-type="float">
            <text:p>10.431422</text:p>
          </table:table-cell>
          <table:table-cell office:value-type="float" office:value="9.668231" calcext:value-type="float">
            <text:p>9.668231</text:p>
          </table:table-cell>
          <table:table-cell office:value-type="float" office:value="7.622367" calcext:value-type="float">
            <text:p>7.622367</text:p>
          </table:table-cell>
          <table:table-cell table:formula="of:=SUM([.E31:.H31])" office:value-type="float" office:value="58.9733936439" calcext:value-type="float">
            <text:p>58.9733936439</text:p>
          </table:table-cell>
        </table:table-row>
        <table:table-row table:style-name="ro1">
          <table:table-cell office:value-type="float" office:value="93.000009896" calcext:value-type="float">
            <text:p>93.000009896</text:p>
          </table:table-cell>
          <table:table-cell office:value-type="float" office:value="41.845346594095" calcext:value-type="float">
            <text:p>41.84534659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6336045203" calcext:value-type="float">
            <text:p>30.6336045203</text:p>
          </table:table-cell>
          <table:table-cell office:value-type="float" office:value="11.068393" calcext:value-type="float">
            <text:p>11.068393</text:p>
          </table:table-cell>
          <table:table-cell office:value-type="float" office:value="10.376019" calcext:value-type="float">
            <text:p>10.376019</text:p>
          </table:table-cell>
          <table:table-cell office:value-type="float" office:value="10.521036" calcext:value-type="float">
            <text:p>10.521036</text:p>
          </table:table-cell>
          <table:table-cell table:formula="of:=SUM([.E32:.H32])" office:value-type="float" office:value="62.5990525203" calcext:value-type="float">
            <text:p>62.5990525203</text:p>
          </table:table-cell>
        </table:table-row>
        <table:table-row table:style-name="ro1">
          <table:table-cell office:value-type="float" office:value="96.000009896" calcext:value-type="float">
            <text:p>96.000009896</text:p>
          </table:table-cell>
          <table:table-cell office:value-type="float" office:value="44.29149802481" calcext:value-type="float">
            <text:p>44.29149802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6255041568" calcext:value-type="float">
            <text:p>30.6255041568</text:p>
          </table:table-cell>
          <table:table-cell office:value-type="float" office:value="12.246192" calcext:value-type="float">
            <text:p>12.246192</text:p>
          </table:table-cell>
          <table:table-cell office:value-type="float" office:value="9.314251" calcext:value-type="float">
            <text:p>9.314251</text:p>
          </table:table-cell>
          <table:table-cell office:value-type="float" office:value="9.232734" calcext:value-type="float">
            <text:p>9.232734</text:p>
          </table:table-cell>
          <table:table-cell table:formula="of:=SUM([.E33:.H33])" office:value-type="float" office:value="61.4186811568" calcext:value-type="float">
            <text:p>61.4186811568</text:p>
          </table:table-cell>
        </table:table-row>
        <table:table-row table:style-name="ro1">
          <table:table-cell office:value-type="float" office:value="99.000009896" calcext:value-type="float">
            <text:p>99.000009896</text:p>
          </table:table-cell>
          <table:table-cell office:value-type="float" office:value="37.522171240292" calcext:value-type="float">
            <text:p>37.52217124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4556851889" calcext:value-type="float">
            <text:p>30.4556851889</text:p>
          </table:table-cell>
          <table:table-cell office:value-type="float" office:value="11.809969" calcext:value-type="float">
            <text:p>11.809969</text:p>
          </table:table-cell>
          <table:table-cell office:value-type="float" office:value="8.202828" calcext:value-type="float">
            <text:p>8.202828</text:p>
          </table:table-cell>
          <table:table-cell office:value-type="float" office:value="8.999304" calcext:value-type="float">
            <text:p>8.999304</text:p>
          </table:table-cell>
          <table:table-cell table:formula="of:=SUM([.E34:.H34])" office:value-type="float" office:value="59.4677861889" calcext:value-type="float">
            <text:p>59.4677861889</text:p>
          </table:table-cell>
        </table:table-row>
        <table:table-row table:style-name="ro1">
          <table:table-cell office:value-type="float" office:value="102.000009896" calcext:value-type="float">
            <text:p>102.000009896</text:p>
          </table:table-cell>
          <table:table-cell office:value-type="float" office:value="39.419853614782" calcext:value-type="float">
            <text:p>39.41985361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8418741679" calcext:value-type="float">
            <text:p>29.8418741679</text:p>
          </table:table-cell>
          <table:table-cell office:value-type="float" office:value="9.346665" calcext:value-type="float">
            <text:p>9.346665</text:p>
          </table:table-cell>
          <table:table-cell office:value-type="float" office:value="8.853377" calcext:value-type="float">
            <text:p>8.853377</text:p>
          </table:table-cell>
          <table:table-cell office:value-type="float" office:value="8.451574" calcext:value-type="float">
            <text:p>8.451574</text:p>
          </table:table-cell>
          <table:table-cell table:formula="of:=SUM([.E35:.H35])" office:value-type="float" office:value="56.4934901679" calcext:value-type="float">
            <text:p>56.4934901679</text:p>
          </table:table-cell>
        </table:table-row>
        <table:table-row table:style-name="ro1">
          <table:table-cell office:value-type="float" office:value="105.000009896" calcext:value-type="float">
            <text:p>105.000009896</text:p>
          </table:table-cell>
          <table:table-cell office:value-type="float" office:value="40.272317347263" calcext:value-type="float">
            <text:p>40.27231734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932088949" calcext:value-type="float">
            <text:p>30.932088949</text:p>
          </table:table-cell>
          <table:table-cell office:value-type="float" office:value="10.440145" calcext:value-type="float">
            <text:p>10.440145</text:p>
          </table:table-cell>
          <table:table-cell office:value-type="float" office:value="9.901849" calcext:value-type="float">
            <text:p>9.901849</text:p>
          </table:table-cell>
          <table:table-cell office:value-type="float" office:value="10.239568" calcext:value-type="float">
            <text:p>10.239568</text:p>
          </table:table-cell>
          <table:table-cell table:formula="of:=SUM([.E36:.H36])" office:value-type="float" office:value="61.513650949" calcext:value-type="float">
            <text:p>61.513650949</text:p>
          </table:table-cell>
        </table:table-row>
        <table:table-row table:style-name="ro1">
          <table:table-cell office:value-type="float" office:value="108.000009896" calcext:value-type="float">
            <text:p>108.000009896</text:p>
          </table:table-cell>
          <table:table-cell office:value-type="float" office:value="38.708844633579" calcext:value-type="float">
            <text:p>38.70884463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6601816589" calcext:value-type="float">
            <text:p>30.6601816589</text:p>
          </table:table-cell>
          <table:table-cell office:value-type="float" office:value="11.1491" calcext:value-type="float">
            <text:p>11.1491</text:p>
          </table:table-cell>
          <table:table-cell office:value-type="float" office:value="12.283513" calcext:value-type="float">
            <text:p>12.283513</text:p>
          </table:table-cell>
          <table:table-cell office:value-type="float" office:value="9.26705" calcext:value-type="float">
            <text:p>9.26705</text:p>
          </table:table-cell>
          <table:table-cell table:formula="of:=SUM([.E37:.H37])" office:value-type="float" office:value="63.3598446589" calcext:value-type="float">
            <text:p>63.3598446589</text:p>
          </table:table-cell>
        </table:table-row>
        <table:table-row table:style-name="ro1">
          <table:table-cell office:value-type="float" office:value="111.000009896" calcext:value-type="float">
            <text:p>111.000009896</text:p>
          </table:table-cell>
          <table:table-cell office:value-type="float" office:value="38.639320060723" calcext:value-type="float">
            <text:p>38.63932006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2763493947" calcext:value-type="float">
            <text:p>31.2763493947</text:p>
          </table:table-cell>
          <table:table-cell office:value-type="float" office:value="8.23349" calcext:value-type="float">
            <text:p>8.23349</text:p>
          </table:table-cell>
          <table:table-cell office:value-type="float" office:value="11.187363" calcext:value-type="float">
            <text:p>11.187363</text:p>
          </table:table-cell>
          <table:table-cell office:value-type="float" office:value="8.233224" calcext:value-type="float">
            <text:p>8.233224</text:p>
          </table:table-cell>
          <table:table-cell table:formula="of:=SUM([.E38:.H38])" office:value-type="float" office:value="58.9304263947" calcext:value-type="float">
            <text:p>58.9304263947</text:p>
          </table:table-cell>
        </table:table-row>
        <table:table-row table:style-name="ro1">
          <table:table-cell office:value-type="float" office:value="114.000009896" calcext:value-type="float">
            <text:p>114.000009896</text:p>
          </table:table-cell>
          <table:table-cell office:value-type="float" office:value="37.12525159639" calcext:value-type="float">
            <text:p>37.12525159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8085548926" calcext:value-type="float">
            <text:p>31.8085548926</text:p>
          </table:table-cell>
          <table:table-cell office:value-type="float" office:value="8.796113" calcext:value-type="float">
            <text:p>8.796113</text:p>
          </table:table-cell>
          <table:table-cell office:value-type="float" office:value="11.229722" calcext:value-type="float">
            <text:p>11.229722</text:p>
          </table:table-cell>
          <table:table-cell office:value-type="float" office:value="12.074813" calcext:value-type="float">
            <text:p>12.074813</text:p>
          </table:table-cell>
          <table:table-cell table:formula="of:=SUM([.E39:.H39])" office:value-type="float" office:value="63.9092028926" calcext:value-type="float">
            <text:p>63.9092028926</text:p>
          </table:table-cell>
        </table:table-row>
        <table:table-row table:style-name="ro1">
          <table:table-cell office:value-type="float" office:value="117.000009896" calcext:value-type="float">
            <text:p>117.000009896</text:p>
          </table:table-cell>
          <table:table-cell office:value-type="float" office:value="43.469598359573" calcext:value-type="float">
            <text:p>43.46959835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470268027" calcext:value-type="float">
            <text:p>29.470268027</text:p>
          </table:table-cell>
          <table:table-cell office:value-type="float" office:value="9.360992" calcext:value-type="float">
            <text:p>9.360992</text:p>
          </table:table-cell>
          <table:table-cell office:value-type="float" office:value="8.375915" calcext:value-type="float">
            <text:p>8.375915</text:p>
          </table:table-cell>
          <table:table-cell office:value-type="float" office:value="9.476589" calcext:value-type="float">
            <text:p>9.476589</text:p>
          </table:table-cell>
          <table:table-cell table:formula="of:=SUM([.E40:.H40])" office:value-type="float" office:value="56.683764027" calcext:value-type="float">
            <text:p>56.683764027</text:p>
          </table:table-cell>
        </table:table-row>
        <table:table-row table:style-name="ro1">
          <table:table-cell office:value-type="float" office:value="120.000009896" calcext:value-type="float">
            <text:p>120.000009896</text:p>
          </table:table-cell>
          <table:table-cell office:value-type="float" office:value="41.528758846506" calcext:value-type="float">
            <text:p>41.52875884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4841410319" calcext:value-type="float">
            <text:p>30.4841410319</text:p>
          </table:table-cell>
          <table:table-cell office:value-type="float" office:value="10.979234" calcext:value-type="float">
            <text:p>10.979234</text:p>
          </table:table-cell>
          <table:table-cell office:value-type="float" office:value="8.723441" calcext:value-type="float">
            <text:p>8.723441</text:p>
          </table:table-cell>
          <table:table-cell office:value-type="float" office:value="9.20679" calcext:value-type="float">
            <text:p>9.20679</text:p>
          </table:table-cell>
          <table:table-cell table:formula="of:=SUM([.E41:.H41])" office:value-type="float" office:value="59.3936060319" calcext:value-type="float">
            <text:p>59.3936060319</text:p>
          </table:table-cell>
        </table:table-row>
        <table:table-row table:style-name="ro1">
          <table:table-cell office:value-type="float" office:value="123.000028016" calcext:value-type="float">
            <text:p>123.000028016</text:p>
          </table:table-cell>
          <table:table-cell office:value-type="float" office:value="36.826219211104" calcext:value-type="float">
            <text:p>36.82621921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.9570212845" calcext:value-type="float">
            <text:p>27.9570212845</text:p>
          </table:table-cell>
          <table:table-cell office:value-type="float" office:value="9.357195" calcext:value-type="float">
            <text:p>9.357195</text:p>
          </table:table-cell>
          <table:table-cell office:value-type="float" office:value="7.935605" calcext:value-type="float">
            <text:p>7.935605</text:p>
          </table:table-cell>
          <table:table-cell office:value-type="float" office:value="11.421966" calcext:value-type="float">
            <text:p>11.421966</text:p>
          </table:table-cell>
          <table:table-cell table:formula="of:=SUM([.E42:.H42])" office:value-type="float" office:value="56.6717872845" calcext:value-type="float">
            <text:p>56.6717872845</text:p>
          </table:table-cell>
        </table:table-row>
        <table:table-row table:style-name="ro1">
          <table:table-cell office:value-type="float" office:value="126.000009896" calcext:value-type="float">
            <text:p>126.000009896</text:p>
          </table:table-cell>
          <table:table-cell office:value-type="float" office:value="40.991185660459" calcext:value-type="float">
            <text:p>40.99118566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5204801854" calcext:value-type="float">
            <text:p>29.5204801854</text:p>
          </table:table-cell>
          <table:table-cell office:value-type="float" office:value="9.360272" calcext:value-type="float">
            <text:p>9.360272</text:p>
          </table:table-cell>
          <table:table-cell office:value-type="float" office:value="12.096304" calcext:value-type="float">
            <text:p>12.096304</text:p>
          </table:table-cell>
          <table:table-cell office:value-type="float" office:value="8.945987" calcext:value-type="float">
            <text:p>8.945987</text:p>
          </table:table-cell>
          <table:table-cell table:formula="of:=SUM([.E43:.H43])" office:value-type="float" office:value="59.9230431854" calcext:value-type="float">
            <text:p>59.9230431854</text:p>
          </table:table-cell>
        </table:table-row>
        <table:table-row table:style-name="ro1">
          <table:table-cell office:value-type="float" office:value="129.000009896" calcext:value-type="float">
            <text:p>129.000009896</text:p>
          </table:table-cell>
          <table:table-cell office:value-type="float" office:value="39.308433303213" calcext:value-type="float">
            <text:p>39.30843330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8164894157" calcext:value-type="float">
            <text:p>30.8164894157</text:p>
          </table:table-cell>
          <table:table-cell office:value-type="float" office:value="11.151271" calcext:value-type="float">
            <text:p>11.151271</text:p>
          </table:table-cell>
          <table:table-cell office:value-type="float" office:value="11.342214" calcext:value-type="float">
            <text:p>11.342214</text:p>
          </table:table-cell>
          <table:table-cell office:value-type="float" office:value="12.501382" calcext:value-type="float">
            <text:p>12.501382</text:p>
          </table:table-cell>
          <table:table-cell table:formula="of:=SUM([.E44:.H44])" office:value-type="float" office:value="65.8113564157" calcext:value-type="float">
            <text:p>65.8113564157</text:p>
          </table:table-cell>
        </table:table-row>
        <table:table-row table:style-name="ro1">
          <table:table-cell office:value-type="float" office:value="132.000009896" calcext:value-type="float">
            <text:p>132.000009896</text:p>
          </table:table-cell>
          <table:table-cell office:value-type="float" office:value="41.211375186359" calcext:value-type="float">
            <text:p>41.21137518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2517925304" calcext:value-type="float">
            <text:p>29.2517925304</text:p>
          </table:table-cell>
          <table:table-cell office:value-type="float" office:value="8.287556" calcext:value-type="float">
            <text:p>8.287556</text:p>
          </table:table-cell>
          <table:table-cell office:value-type="float" office:value="8.7421" calcext:value-type="float">
            <text:p>8.7421</text:p>
          </table:table-cell>
          <table:table-cell office:value-type="float" office:value="9.182724" calcext:value-type="float">
            <text:p>9.182724</text:p>
          </table:table-cell>
          <table:table-cell table:formula="of:=SUM([.E45:.H45])" office:value-type="float" office:value="55.4641725304" calcext:value-type="float">
            <text:p>55.4641725304</text:p>
          </table:table-cell>
        </table:table-row>
        <table:table-row table:style-name="ro1">
          <table:table-cell office:value-type="float" office:value="135.000009896" calcext:value-type="float">
            <text:p>135.000009896</text:p>
          </table:table-cell>
          <table:table-cell office:value-type="float" office:value="43.605637788273" calcext:value-type="float">
            <text:p>43.6056377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3056493943" calcext:value-type="float">
            <text:p>30.3056493943</text:p>
          </table:table-cell>
          <table:table-cell office:value-type="float" office:value="8.697815" calcext:value-type="float">
            <text:p>8.697815</text:p>
          </table:table-cell>
          <table:table-cell office:value-type="float" office:value="9.358954" calcext:value-type="float">
            <text:p>9.358954</text:p>
          </table:table-cell>
          <table:table-cell office:value-type="float" office:value="10.781538" calcext:value-type="float">
            <text:p>10.781538</text:p>
          </table:table-cell>
          <table:table-cell table:formula="of:=SUM([.E46:.H46])" office:value-type="float" office:value="59.1439563943" calcext:value-type="float">
            <text:p>59.1439563943</text:p>
          </table:table-cell>
        </table:table-row>
        <table:table-row table:style-name="ro1">
          <table:table-cell office:value-type="float" office:value="138.000009896" calcext:value-type="float">
            <text:p>138.000009896</text:p>
          </table:table-cell>
          <table:table-cell office:value-type="float" office:value="43.183017144811" calcext:value-type="float">
            <text:p>43.18301714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2147014649" calcext:value-type="float">
            <text:p>30.2147014649</text:p>
          </table:table-cell>
          <table:table-cell office:value-type="float" office:value="10.180932" calcext:value-type="float">
            <text:p>10.180932</text:p>
          </table:table-cell>
          <table:table-cell office:value-type="float" office:value="8.751223" calcext:value-type="float">
            <text:p>8.751223</text:p>
          </table:table-cell>
          <table:table-cell office:value-type="float" office:value="11.083381" calcext:value-type="float">
            <text:p>11.083381</text:p>
          </table:table-cell>
          <table:table-cell table:formula="of:=SUM([.E47:.H47])" office:value-type="float" office:value="60.2302374649" calcext:value-type="float">
            <text:p>60.2302374649</text:p>
          </table:table-cell>
        </table:table-row>
        <table:table-row table:style-name="ro1">
          <table:table-cell office:value-type="float" office:value="141.000009896" calcext:value-type="float">
            <text:p>141.000009896</text:p>
          </table:table-cell>
          <table:table-cell office:value-type="float" office:value="38.341825000592" calcext:value-type="float">
            <text:p>38.34182500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8016772614" calcext:value-type="float">
            <text:p>30.8016772614</text:p>
          </table:table-cell>
          <table:table-cell office:value-type="float" office:value="12.286746" calcext:value-type="float">
            <text:p>12.286746</text:p>
          </table:table-cell>
          <table:table-cell office:value-type="float" office:value="11.360124" calcext:value-type="float">
            <text:p>11.360124</text:p>
          </table:table-cell>
          <table:table-cell office:value-type="float" office:value="11.079607" calcext:value-type="float">
            <text:p>11.079607</text:p>
          </table:table-cell>
          <table:table-cell table:formula="of:=SUM([.E48:.H48])" office:value-type="float" office:value="65.5281542614" calcext:value-type="float">
            <text:p>65.5281542614</text:p>
          </table:table-cell>
        </table:table-row>
        <table:table-row table:style-name="ro1">
          <table:table-cell office:value-type="float" office:value="144.000009896" calcext:value-type="float">
            <text:p>144.000009896</text:p>
          </table:table-cell>
          <table:table-cell office:value-type="float" office:value="39.609828922235" calcext:value-type="float">
            <text:p>39.60982892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4433563647" calcext:value-type="float">
            <text:p>30.4433563647</text:p>
          </table:table-cell>
          <table:table-cell office:value-type="float" office:value="8.306856" calcext:value-type="float">
            <text:p>8.306856</text:p>
          </table:table-cell>
          <table:table-cell office:value-type="float" office:value="10.663442" calcext:value-type="float">
            <text:p>10.663442</text:p>
          </table:table-cell>
          <table:table-cell office:value-type="float" office:value="9.90425" calcext:value-type="float">
            <text:p>9.90425</text:p>
          </table:table-cell>
          <table:table-cell table:formula="of:=SUM([.E49:.H49])" office:value-type="float" office:value="59.3179043647" calcext:value-type="float">
            <text:p>59.3179043647</text:p>
          </table:table-cell>
        </table:table-row>
        <table:table-row table:style-name="ro1">
          <table:table-cell office:value-type="float" office:value="147.000009896" calcext:value-type="float">
            <text:p>147.000009896</text:p>
          </table:table-cell>
          <table:table-cell office:value-type="float" office:value="42.832297699881" calcext:value-type="float">
            <text:p>42.83229769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9637804218" calcext:value-type="float">
            <text:p>31.9637804218</text:p>
          </table:table-cell>
          <table:table-cell office:value-type="float" office:value="8.148235" calcext:value-type="float">
            <text:p>8.148235</text:p>
          </table:table-cell>
          <table:table-cell office:value-type="float" office:value="8.706247" calcext:value-type="float">
            <text:p>8.706247</text:p>
          </table:table-cell>
          <table:table-cell office:value-type="float" office:value="9.589069" calcext:value-type="float">
            <text:p>9.589069</text:p>
          </table:table-cell>
          <table:table-cell table:formula="of:=SUM([.E50:.H50])" office:value-type="float" office:value="58.4073314218" calcext:value-type="float">
            <text:p>58.4073314218</text:p>
          </table:table-cell>
        </table:table-row>
        <table:table-row table:style-name="ro1">
          <table:table-cell office:value-type="float" office:value="150.000009896" calcext:value-type="float">
            <text:p>150.000009896</text:p>
          </table:table-cell>
          <table:table-cell office:value-type="float" office:value="33.523192222573" calcext:value-type="float">
            <text:p>33.52319222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5944458544" calcext:value-type="float">
            <text:p>29.5944458544</text:p>
          </table:table-cell>
          <table:table-cell office:value-type="float" office:value="11.022347" calcext:value-type="float">
            <text:p>11.022347</text:p>
          </table:table-cell>
          <table:table-cell office:value-type="float" office:value="10.50194" calcext:value-type="float">
            <text:p>10.50194</text:p>
          </table:table-cell>
          <table:table-cell office:value-type="float" office:value="8.862319" calcext:value-type="float">
            <text:p>8.862319</text:p>
          </table:table-cell>
          <table:table-cell table:formula="of:=SUM([.E51:.H51])" office:value-type="float" office:value="59.9810518544" calcext:value-type="float">
            <text:p>59.9810518544</text:p>
          </table:table-cell>
        </table:table-row>
        <table:table-row table:style-name="ro1">
          <table:table-cell office:value-type="float" office:value="153.000009896" calcext:value-type="float">
            <text:p>153.000009896</text:p>
          </table:table-cell>
          <table:table-cell office:value-type="float" office:value="37.044223451112" calcext:value-type="float">
            <text:p>37.04422345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8052893011" calcext:value-type="float">
            <text:p>29.8052893011</text:p>
          </table:table-cell>
          <table:table-cell office:value-type="float" office:value="9.721717" calcext:value-type="float">
            <text:p>9.721717</text:p>
          </table:table-cell>
          <table:table-cell office:value-type="float" office:value="9.803687" calcext:value-type="float">
            <text:p>9.803687</text:p>
          </table:table-cell>
          <table:table-cell office:value-type="float" office:value="7.989899" calcext:value-type="float">
            <text:p>7.989899</text:p>
          </table:table-cell>
          <table:table-cell table:formula="of:=SUM([.E52:.H52])" office:value-type="float" office:value="57.3205923011" calcext:value-type="float">
            <text:p>57.3205923011</text:p>
          </table:table-cell>
        </table:table-row>
        <table:table-row table:style-name="ro1">
          <table:table-cell office:value-type="float" office:value="156.000009896" calcext:value-type="float">
            <text:p>156.000009896</text:p>
          </table:table-cell>
          <table:table-cell office:value-type="float" office:value="38.402449027675" calcext:value-type="float">
            <text:p>38.40244902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9128747044" calcext:value-type="float">
            <text:p>30.9128747044</text:p>
          </table:table-cell>
          <table:table-cell office:value-type="float" office:value="9.185759" calcext:value-type="float">
            <text:p>9.185759</text:p>
          </table:table-cell>
          <table:table-cell office:value-type="float" office:value="9.760243" calcext:value-type="float">
            <text:p>9.760243</text:p>
          </table:table-cell>
          <table:table-cell office:value-type="float" office:value="11.337429" calcext:value-type="float">
            <text:p>11.337429</text:p>
          </table:table-cell>
          <table:table-cell table:formula="of:=SUM([.E53:.H53])" office:value-type="float" office:value="61.1963057044" calcext:value-type="float">
            <text:p>61.1963057044</text:p>
          </table:table-cell>
        </table:table-row>
        <table:table-row table:style-name="ro1">
          <table:table-cell office:value-type="float" office:value="159.000009896" calcext:value-type="float">
            <text:p>159.000009896</text:p>
          </table:table-cell>
          <table:table-cell office:value-type="float" office:value="36.950698707095" calcext:value-type="float">
            <text:p>36.95069870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7454133182" calcext:value-type="float">
            <text:p>29.7454133182</text:p>
          </table:table-cell>
          <table:table-cell office:value-type="float" office:value="11.229412" calcext:value-type="float">
            <text:p>11.229412</text:p>
          </table:table-cell>
          <table:table-cell office:value-type="float" office:value="9.765888" calcext:value-type="float">
            <text:p>9.765888</text:p>
          </table:table-cell>
          <table:table-cell office:value-type="float" office:value="10.806748" calcext:value-type="float">
            <text:p>10.806748</text:p>
          </table:table-cell>
          <table:table-cell table:formula="of:=SUM([.E54:.H54])" office:value-type="float" office:value="61.5474613182" calcext:value-type="float">
            <text:p>61.5474613182</text:p>
          </table:table-cell>
        </table:table-row>
        <table:table-row table:style-name="ro1">
          <table:table-cell office:value-type="float" office:value="162.000009896" calcext:value-type="float">
            <text:p>162.000009896</text:p>
          </table:table-cell>
          <table:table-cell office:value-type="float" office:value="38.739716460666" calcext:value-type="float">
            <text:p>38.73971646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2353893475" calcext:value-type="float">
            <text:p>28.2353893475</text:p>
          </table:table-cell>
          <table:table-cell office:value-type="float" office:value="9.400658" calcext:value-type="float">
            <text:p>9.400658</text:p>
          </table:table-cell>
          <table:table-cell office:value-type="float" office:value="7.545855" calcext:value-type="float">
            <text:p>7.545855</text:p>
          </table:table-cell>
          <table:table-cell office:value-type="float" office:value="9.439997" calcext:value-type="float">
            <text:p>9.439997</text:p>
          </table:table-cell>
          <table:table-cell table:formula="of:=SUM([.E55:.H55])" office:value-type="float" office:value="54.6218993475" calcext:value-type="float">
            <text:p>54.6218993475</text:p>
          </table:table-cell>
        </table:table-row>
        <table:table-row table:style-name="ro1">
          <table:table-cell office:value-type="float" office:value="165.000009896" calcext:value-type="float">
            <text:p>165.000009896</text:p>
          </table:table-cell>
          <table:table-cell office:value-type="float" office:value="40.653694070419" calcext:value-type="float">
            <text:p>40.65369407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3425384439" calcext:value-type="float">
            <text:p>31.3425384439</text:p>
          </table:table-cell>
          <table:table-cell office:value-type="float" office:value="9.292969" calcext:value-type="float">
            <text:p>9.292969</text:p>
          </table:table-cell>
          <table:table-cell office:value-type="float" office:value="7.409387" calcext:value-type="float">
            <text:p>7.409387</text:p>
          </table:table-cell>
          <table:table-cell office:value-type="float" office:value="7.285261" calcext:value-type="float">
            <text:p>7.285261</text:p>
          </table:table-cell>
          <table:table-cell table:formula="of:=SUM([.E56:.H56])" office:value-type="float" office:value="55.3301554439" calcext:value-type="float">
            <text:p>55.3301554439</text:p>
          </table:table-cell>
        </table:table-row>
        <table:table-row table:style-name="ro1">
          <table:table-cell office:value-type="float" office:value="168.000009896" calcext:value-type="float">
            <text:p>168.000009896</text:p>
          </table:table-cell>
          <table:table-cell office:value-type="float" office:value="38.741450811051" calcext:value-type="float">
            <text:p>38.74145081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0989807927" calcext:value-type="float">
            <text:p>31.0989807927</text:p>
          </table:table-cell>
          <table:table-cell office:value-type="float" office:value="10.014131" calcext:value-type="float">
            <text:p>10.014131</text:p>
          </table:table-cell>
          <table:table-cell office:value-type="float" office:value="10.65196" calcext:value-type="float">
            <text:p>10.65196</text:p>
          </table:table-cell>
          <table:table-cell office:value-type="float" office:value="7.532796" calcext:value-type="float">
            <text:p>7.532796</text:p>
          </table:table-cell>
          <table:table-cell table:formula="of:=SUM([.E57:.H57])" office:value-type="float" office:value="59.2978677927" calcext:value-type="float">
            <text:p>59.2978677927</text:p>
          </table:table-cell>
        </table:table-row>
        <table:table-row table:style-name="ro1">
          <table:table-cell office:value-type="float" office:value="171.000009896" calcext:value-type="float">
            <text:p>171.000009896</text:p>
          </table:table-cell>
          <table:table-cell office:value-type="float" office:value="41.537582867672" calcext:value-type="float">
            <text:p>41.53758286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3216572768" calcext:value-type="float">
            <text:p>29.3216572768</text:p>
          </table:table-cell>
          <table:table-cell office:value-type="float" office:value="8.32265" calcext:value-type="float">
            <text:p>8.32265</text:p>
          </table:table-cell>
          <table:table-cell office:value-type="float" office:value="7.973132" calcext:value-type="float">
            <text:p>7.973132</text:p>
          </table:table-cell>
          <table:table-cell office:value-type="float" office:value="9.848059" calcext:value-type="float">
            <text:p>9.848059</text:p>
          </table:table-cell>
          <table:table-cell table:formula="of:=SUM([.E58:.H58])" office:value-type="float" office:value="55.4654982768" calcext:value-type="float">
            <text:p>55.4654982768</text:p>
          </table:table-cell>
        </table:table-row>
        <table:table-row table:style-name="ro1">
          <table:table-cell office:value-type="float" office:value="174.000009896" calcext:value-type="float">
            <text:p>174.000009896</text:p>
          </table:table-cell>
          <table:table-cell office:value-type="float" office:value="38.695936385202" calcext:value-type="float">
            <text:p>38.69593638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3625490303" calcext:value-type="float">
            <text:p>30.3625490303</text:p>
          </table:table-cell>
          <table:table-cell office:value-type="float" office:value="10.210661" calcext:value-type="float">
            <text:p>10.210661</text:p>
          </table:table-cell>
          <table:table-cell office:value-type="float" office:value="8.154065" calcext:value-type="float">
            <text:p>8.154065</text:p>
          </table:table-cell>
          <table:table-cell office:value-type="float" office:value="10.271727" calcext:value-type="float">
            <text:p>10.271727</text:p>
          </table:table-cell>
          <table:table-cell table:formula="of:=SUM([.E59:.H59])" office:value-type="float" office:value="58.9990020303" calcext:value-type="float">
            <text:p>58.9990020303</text:p>
          </table:table-cell>
        </table:table-row>
        <table:table-row table:style-name="ro1">
          <table:table-cell office:value-type="float" office:value="177.000009896" calcext:value-type="float">
            <text:p>177.000009896</text:p>
          </table:table-cell>
          <table:table-cell office:value-type="float" office:value="39.076543033934" calcext:value-type="float">
            <text:p>39.07654303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1913412757" calcext:value-type="float">
            <text:p>29.1913412757</text:p>
          </table:table-cell>
          <table:table-cell office:value-type="float" office:value="9.126304" calcext:value-type="float">
            <text:p>9.126304</text:p>
          </table:table-cell>
          <table:table-cell office:value-type="float" office:value="10.828003" calcext:value-type="float">
            <text:p>10.828003</text:p>
          </table:table-cell>
          <table:table-cell office:value-type="float" office:value="9.454314" calcext:value-type="float">
            <text:p>9.454314</text:p>
          </table:table-cell>
          <table:table-cell table:formula="of:=SUM([.E60:.H60])" office:value-type="float" office:value="58.5999622757" calcext:value-type="float">
            <text:p>58.5999622757</text:p>
          </table:table-cell>
        </table:table-row>
        <table:table-row table:style-name="ro1">
          <table:table-cell office:value-type="float" office:value="180.000009896" calcext:value-type="float">
            <text:p>180.000009896</text:p>
          </table:table-cell>
          <table:table-cell office:value-type="float" office:value="41.13537238677" calcext:value-type="float">
            <text:p>41.13537238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1154945019" calcext:value-type="float">
            <text:p>31.1154945019</text:p>
          </table:table-cell>
          <table:table-cell office:value-type="float" office:value="12.125551" calcext:value-type="float">
            <text:p>12.125551</text:p>
          </table:table-cell>
          <table:table-cell office:value-type="float" office:value="11.29171" calcext:value-type="float">
            <text:p>11.29171</text:p>
          </table:table-cell>
          <table:table-cell office:value-type="float" office:value="8.470836" calcext:value-type="float">
            <text:p>8.470836</text:p>
          </table:table-cell>
          <table:table-cell table:formula="of:=SUM([.E61:.H61])" office:value-type="float" office:value="63.0035915019" calcext:value-type="float">
            <text:p>63.0035915019</text:p>
          </table:table-cell>
        </table:table-row>
        <table:table-row table:style-name="ro1">
          <table:table-cell office:value-type="float" office:value="183.000009896" calcext:value-type="float">
            <text:p>183.000009896</text:p>
          </table:table-cell>
          <table:table-cell office:value-type="float" office:value="39.213804533438" calcext:value-type="float">
            <text:p>39.21380453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9259116001" calcext:value-type="float">
            <text:p>29.9259116001</text:p>
          </table:table-cell>
          <table:table-cell office:value-type="float" office:value="9.140314" calcext:value-type="float">
            <text:p>9.140314</text:p>
          </table:table-cell>
          <table:table-cell office:value-type="float" office:value="11.087" calcext:value-type="float">
            <text:p>11.087</text:p>
          </table:table-cell>
          <table:table-cell office:value-type="float" office:value="9.624172" calcext:value-type="float">
            <text:p>9.624172</text:p>
          </table:table-cell>
          <table:table-cell table:formula="of:=SUM([.E62:.H62])" office:value-type="float" office:value="59.7773976001" calcext:value-type="float">
            <text:p>59.7773976001</text:p>
          </table:table-cell>
        </table:table-row>
        <table:table-row table:style-name="ro1">
          <table:table-cell office:value-type="float" office:value="186.000009896" calcext:value-type="float">
            <text:p>186.000009896</text:p>
          </table:table-cell>
          <table:table-cell office:value-type="float" office:value="43.034055702615" calcext:value-type="float">
            <text:p>43.03405570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6992540027" calcext:value-type="float">
            <text:p>29.6992540027</text:p>
          </table:table-cell>
          <table:table-cell office:value-type="float" office:value="8.991413" calcext:value-type="float">
            <text:p>8.991413</text:p>
          </table:table-cell>
          <table:table-cell office:value-type="float" office:value="9.107856" calcext:value-type="float">
            <text:p>9.107856</text:p>
          </table:table-cell>
          <table:table-cell office:value-type="float" office:value="7.646617" calcext:value-type="float">
            <text:p>7.646617</text:p>
          </table:table-cell>
          <table:table-cell table:formula="of:=SUM([.E63:.H63])" office:value-type="float" office:value="55.4451400027" calcext:value-type="float">
            <text:p>55.4451400027</text:p>
          </table:table-cell>
        </table:table-row>
        <table:table-row table:style-name="ro1">
          <table:table-cell office:value-type="float" office:value="189.000009896" calcext:value-type="float">
            <text:p>189.000009896</text:p>
          </table:table-cell>
          <table:table-cell office:value-type="float" office:value="39.773783166168" calcext:value-type="float">
            <text:p>39.77378316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9245709207" calcext:value-type="float">
            <text:p>28.9245709207</text:p>
          </table:table-cell>
          <table:table-cell office:value-type="float" office:value="11.327943" calcext:value-type="float">
            <text:p>11.327943</text:p>
          </table:table-cell>
          <table:table-cell office:value-type="float" office:value="10.807606" calcext:value-type="float">
            <text:p>10.807606</text:p>
          </table:table-cell>
          <table:table-cell office:value-type="float" office:value="10.175321" calcext:value-type="float">
            <text:p>10.175321</text:p>
          </table:table-cell>
          <table:table-cell table:formula="of:=SUM([.E64:.H64])" office:value-type="float" office:value="61.2354409207" calcext:value-type="float">
            <text:p>61.2354409207</text:p>
          </table:table-cell>
        </table:table-row>
        <table:table-row table:style-name="ro1">
          <table:table-cell office:value-type="float" office:value="192.000009896" calcext:value-type="float">
            <text:p>192.000009896</text:p>
          </table:table-cell>
          <table:table-cell office:value-type="float" office:value="41.702278248576" calcext:value-type="float">
            <text:p>41.70227824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7638443152" calcext:value-type="float">
            <text:p>29.7638443152</text:p>
          </table:table-cell>
          <table:table-cell office:value-type="float" office:value="8.753485" calcext:value-type="float">
            <text:p>8.753485</text:p>
          </table:table-cell>
          <table:table-cell office:value-type="float" office:value="11.947227" calcext:value-type="float">
            <text:p>11.947227</text:p>
          </table:table-cell>
          <table:table-cell office:value-type="float" office:value="9.926336" calcext:value-type="float">
            <text:p>9.926336</text:p>
          </table:table-cell>
          <table:table-cell table:formula="of:=SUM([.E65:.H65])" office:value-type="float" office:value="60.3908923152" calcext:value-type="float">
            <text:p>60.3908923152</text:p>
          </table:table-cell>
        </table:table-row>
        <table:table-row table:style-name="ro1">
          <table:table-cell office:value-type="float" office:value="195.000009896" calcext:value-type="float">
            <text:p>195.000009896</text:p>
          </table:table-cell>
          <table:table-cell office:value-type="float" office:value="37.768222258934" calcext:value-type="float">
            <text:p>37.76822225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3521022531" calcext:value-type="float">
            <text:p>31.3521022531</text:p>
          </table:table-cell>
          <table:table-cell office:value-type="float" office:value="8.853668" calcext:value-type="float">
            <text:p>8.853668</text:p>
          </table:table-cell>
          <table:table-cell office:value-type="float" office:value="9.752274" calcext:value-type="float">
            <text:p>9.752274</text:p>
          </table:table-cell>
          <table:table-cell office:value-type="float" office:value="8.65833" calcext:value-type="float">
            <text:p>8.65833</text:p>
          </table:table-cell>
          <table:table-cell table:formula="of:=SUM([.E66:.H66])" office:value-type="float" office:value="58.6163742531" calcext:value-type="float">
            <text:p>58.6163742531</text:p>
          </table:table-cell>
        </table:table-row>
        <table:table-row table:style-name="ro1">
          <table:table-cell office:value-type="float" office:value="198.000009896" calcext:value-type="float">
            <text:p>198.000009896</text:p>
          </table:table-cell>
          <table:table-cell office:value-type="float" office:value="43.595043813644" calcext:value-type="float">
            <text:p>43.59504381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8608987735" calcext:value-type="float">
            <text:p>29.8608987735</text:p>
          </table:table-cell>
          <table:table-cell office:value-type="float" office:value="7.096627" calcext:value-type="float">
            <text:p>7.096627</text:p>
          </table:table-cell>
          <table:table-cell office:value-type="float" office:value="10.757668" calcext:value-type="float">
            <text:p>10.757668</text:p>
          </table:table-cell>
          <table:table-cell office:value-type="float" office:value="12.384451" calcext:value-type="float">
            <text:p>12.384451</text:p>
          </table:table-cell>
          <table:table-cell table:formula="of:=SUM([.E67:.H67])" office:value-type="float" office:value="60.0996447735" calcext:value-type="float">
            <text:p>60.0996447735</text:p>
          </table:table-cell>
        </table:table-row>
        <table:table-row table:style-name="ro1">
          <table:table-cell office:value-type="float" office:value="201.000009896" calcext:value-type="float">
            <text:p>201.000009896</text:p>
          </table:table-cell>
          <table:table-cell office:value-type="float" office:value="39.822527932088" calcext:value-type="float">
            <text:p>39.82252793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9129030513" calcext:value-type="float">
            <text:p>29.9129030513</text:p>
          </table:table-cell>
          <table:table-cell office:value-type="float" office:value="11.28421" calcext:value-type="float">
            <text:p>11.28421</text:p>
          </table:table-cell>
          <table:table-cell office:value-type="float" office:value="9.721208" calcext:value-type="float">
            <text:p>9.721208</text:p>
          </table:table-cell>
          <table:table-cell office:value-type="float" office:value="11.274642" calcext:value-type="float">
            <text:p>11.274642</text:p>
          </table:table-cell>
          <table:table-cell table:formula="of:=SUM([.E68:.H68])" office:value-type="float" office:value="62.1929630513" calcext:value-type="float">
            <text:p>62.1929630513</text:p>
          </table:table-cell>
        </table:table-row>
        <table:table-row table:style-name="ro1">
          <table:table-cell office:value-type="float" office:value="204.000009896" calcext:value-type="float">
            <text:p>204.000009896</text:p>
          </table:table-cell>
          <table:table-cell office:value-type="float" office:value="41.166575784424" calcext:value-type="float">
            <text:p>41.16657578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5945110043" calcext:value-type="float">
            <text:p>30.5945110043</text:p>
          </table:table-cell>
          <table:table-cell office:value-type="float" office:value="11.989451" calcext:value-type="float">
            <text:p>11.989451</text:p>
          </table:table-cell>
          <table:table-cell office:value-type="float" office:value="10.736214" calcext:value-type="float">
            <text:p>10.736214</text:p>
          </table:table-cell>
          <table:table-cell office:value-type="float" office:value="10.589022" calcext:value-type="float">
            <text:p>10.589022</text:p>
          </table:table-cell>
          <table:table-cell table:formula="of:=SUM([.E69:.H69])" office:value-type="float" office:value="63.9091980043" calcext:value-type="float">
            <text:p>63.9091980043</text:p>
          </table:table-cell>
        </table:table-row>
        <table:table-row table:style-name="ro1">
          <table:table-cell office:value-type="float" office:value="207.000009896" calcext:value-type="float">
            <text:p>207.000009896</text:p>
          </table:table-cell>
          <table:table-cell office:value-type="float" office:value="40.510300230198" calcext:value-type="float">
            <text:p>40.51030023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4614287248" calcext:value-type="float">
            <text:p>29.4614287248</text:p>
          </table:table-cell>
          <table:table-cell office:value-type="float" office:value="11.386079" calcext:value-type="float">
            <text:p>11.386079</text:p>
          </table:table-cell>
          <table:table-cell office:value-type="float" office:value="11.746822" calcext:value-type="float">
            <text:p>11.746822</text:p>
          </table:table-cell>
          <table:table-cell office:value-type="float" office:value="12.097669" calcext:value-type="float">
            <text:p>12.097669</text:p>
          </table:table-cell>
          <table:table-cell table:formula="of:=SUM([.E70:.H70])" office:value-type="float" office:value="64.6919987248" calcext:value-type="float">
            <text:p>64.6919987248</text:p>
          </table:table-cell>
        </table:table-row>
        <table:table-row table:style-name="ro1">
          <table:table-cell office:value-type="float" office:value="210.000009896" calcext:value-type="float">
            <text:p>210.000009896</text:p>
          </table:table-cell>
          <table:table-cell office:value-type="float" office:value="43.219745463657" calcext:value-type="float">
            <text:p>43.21974546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6243652373" calcext:value-type="float">
            <text:p>28.6243652373</text:p>
          </table:table-cell>
          <table:table-cell office:value-type="float" office:value="11.931709" calcext:value-type="float">
            <text:p>11.931709</text:p>
          </table:table-cell>
          <table:table-cell office:value-type="float" office:value="10.335367" calcext:value-type="float">
            <text:p>10.335367</text:p>
          </table:table-cell>
          <table:table-cell office:value-type="float" office:value="10.284183" calcext:value-type="float">
            <text:p>10.284183</text:p>
          </table:table-cell>
          <table:table-cell table:formula="of:=SUM([.E71:.H71])" office:value-type="float" office:value="61.1756242373" calcext:value-type="float">
            <text:p>61.1756242373</text:p>
          </table:table-cell>
        </table:table-row>
        <table:table-row table:style-name="ro1">
          <table:table-cell office:value-type="float" office:value="213.000009896" calcext:value-type="float">
            <text:p>213.000009896</text:p>
          </table:table-cell>
          <table:table-cell office:value-type="float" office:value="41.065898691751" calcext:value-type="float">
            <text:p>41.0658986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1358624352" calcext:value-type="float">
            <text:p>30.1358624352</text:p>
          </table:table-cell>
          <table:table-cell office:value-type="float" office:value="10.16942" calcext:value-type="float">
            <text:p>10.16942</text:p>
          </table:table-cell>
          <table:table-cell office:value-type="float" office:value="10.824763" calcext:value-type="float">
            <text:p>10.824763</text:p>
          </table:table-cell>
          <table:table-cell office:value-type="float" office:value="9.026898" calcext:value-type="float">
            <text:p>9.026898</text:p>
          </table:table-cell>
          <table:table-cell table:formula="of:=SUM([.E72:.H72])" office:value-type="float" office:value="60.1569434352" calcext:value-type="float">
            <text:p>60.1569434352</text:p>
          </table:table-cell>
        </table:table-row>
        <table:table-row table:style-name="ro1">
          <table:table-cell office:value-type="float" office:value="216.000009896" calcext:value-type="float">
            <text:p>216.000009896</text:p>
          </table:table-cell>
          <table:table-cell office:value-type="float" office:value="43.762713409629" calcext:value-type="float">
            <text:p>43.76271340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2597457223" calcext:value-type="float">
            <text:p>30.2597457223</text:p>
          </table:table-cell>
          <table:table-cell office:value-type="float" office:value="11.177129" calcext:value-type="float">
            <text:p>11.177129</text:p>
          </table:table-cell>
          <table:table-cell office:value-type="float" office:value="11.638226" calcext:value-type="float">
            <text:p>11.638226</text:p>
          </table:table-cell>
          <table:table-cell office:value-type="float" office:value="9.81698" calcext:value-type="float">
            <text:p>9.81698</text:p>
          </table:table-cell>
          <table:table-cell table:formula="of:=SUM([.E73:.H73])" office:value-type="float" office:value="62.8920807223" calcext:value-type="float">
            <text:p>62.8920807223</text:p>
          </table:table-cell>
        </table:table-row>
        <table:table-row table:style-name="ro1">
          <table:table-cell office:value-type="float" office:value="219.000009896" calcext:value-type="float">
            <text:p>219.000009896</text:p>
          </table:table-cell>
          <table:table-cell office:value-type="float" office:value="40.215193388493" calcext:value-type="float">
            <text:p>40.21519338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4257618001" calcext:value-type="float">
            <text:p>29.4257618001</text:p>
          </table:table-cell>
          <table:table-cell office:value-type="float" office:value="11.782274" calcext:value-type="float">
            <text:p>11.782274</text:p>
          </table:table-cell>
          <table:table-cell office:value-type="float" office:value="10.20554" calcext:value-type="float">
            <text:p>10.20554</text:p>
          </table:table-cell>
          <table:table-cell office:value-type="float" office:value="9.885219" calcext:value-type="float">
            <text:p>9.885219</text:p>
          </table:table-cell>
          <table:table-cell table:formula="of:=SUM([.E74:.H74])" office:value-type="float" office:value="61.2987948001" calcext:value-type="float">
            <text:p>61.2987948001</text:p>
          </table:table-cell>
        </table:table-row>
        <table:table-row table:style-name="ro1">
          <table:table-cell office:value-type="float" office:value="222.000009896" calcext:value-type="float">
            <text:p>222.000009896</text:p>
          </table:table-cell>
          <table:table-cell office:value-type="float" office:value="37.139380087772" calcext:value-type="float">
            <text:p>37.13938008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2174285522" calcext:value-type="float">
            <text:p>28.2174285522</text:p>
          </table:table-cell>
          <table:table-cell office:value-type="float" office:value="11.189483" calcext:value-type="float">
            <text:p>11.189483</text:p>
          </table:table-cell>
          <table:table-cell office:value-type="float" office:value="9.675087" calcext:value-type="float">
            <text:p>9.675087</text:p>
          </table:table-cell>
          <table:table-cell office:value-type="float" office:value="9.942936" calcext:value-type="float">
            <text:p>9.942936</text:p>
          </table:table-cell>
          <table:table-cell table:formula="of:=SUM([.E75:.H75])" office:value-type="float" office:value="59.0249345522" calcext:value-type="float">
            <text:p>59.0249345522</text:p>
          </table:table-cell>
        </table:table-row>
        <table:table-row table:style-name="ro1">
          <table:table-cell office:value-type="float" office:value="225.000009896" calcext:value-type="float">
            <text:p>225.000009896</text:p>
          </table:table-cell>
          <table:table-cell office:value-type="float" office:value="39.016607018367" calcext:value-type="float">
            <text:p>39.01660701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0001731799" calcext:value-type="float">
            <text:p>29.0001731799</text:p>
          </table:table-cell>
          <table:table-cell office:value-type="float" office:value="12.093739" calcext:value-type="float">
            <text:p>12.093739</text:p>
          </table:table-cell>
          <table:table-cell office:value-type="float" office:value="8.228637" calcext:value-type="float">
            <text:p>8.228637</text:p>
          </table:table-cell>
          <table:table-cell office:value-type="float" office:value="8.908869" calcext:value-type="float">
            <text:p>8.908869</text:p>
          </table:table-cell>
          <table:table-cell table:formula="of:=SUM([.E76:.H76])" office:value-type="float" office:value="58.2314181799" calcext:value-type="float">
            <text:p>58.2314181799</text:p>
          </table:table-cell>
        </table:table-row>
        <table:table-row table:style-name="ro1">
          <table:table-cell office:value-type="float" office:value="228.000009896" calcext:value-type="float">
            <text:p>228.000009896</text:p>
          </table:table-cell>
          <table:table-cell office:value-type="float" office:value="39.815742343016" calcext:value-type="float">
            <text:p>39.8157423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9967729557" calcext:value-type="float">
            <text:p>30.9967729557</text:p>
          </table:table-cell>
          <table:table-cell office:value-type="float" office:value="11.235145" calcext:value-type="float">
            <text:p>11.235145</text:p>
          </table:table-cell>
          <table:table-cell office:value-type="float" office:value="12.307821" calcext:value-type="float">
            <text:p>12.307821</text:p>
          </table:table-cell>
          <table:table-cell office:value-type="float" office:value="10.538673" calcext:value-type="float">
            <text:p>10.538673</text:p>
          </table:table-cell>
          <table:table-cell table:formula="of:=SUM([.E77:.H77])" office:value-type="float" office:value="65.0784119557" calcext:value-type="float">
            <text:p>65.0784119557</text:p>
          </table:table-cell>
        </table:table-row>
        <table:table-row table:style-name="ro1">
          <table:table-cell office:value-type="float" office:value="231.000009896" calcext:value-type="float">
            <text:p>231.000009896</text:p>
          </table:table-cell>
          <table:table-cell office:value-type="float" office:value="41.675707125897" calcext:value-type="float">
            <text:p>41.67570712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0973377129" calcext:value-type="float">
            <text:p>28.0973377129</text:p>
          </table:table-cell>
          <table:table-cell office:value-type="float" office:value="10.193708" calcext:value-type="float">
            <text:p>10.193708</text:p>
          </table:table-cell>
          <table:table-cell office:value-type="float" office:value="9.260317" calcext:value-type="float">
            <text:p>9.260317</text:p>
          </table:table-cell>
          <table:table-cell office:value-type="float" office:value="6.880368" calcext:value-type="float">
            <text:p>6.880368</text:p>
          </table:table-cell>
          <table:table-cell table:formula="of:=SUM([.E78:.H78])" office:value-type="float" office:value="54.4317307129" calcext:value-type="float">
            <text:p>54.4317307129</text:p>
          </table:table-cell>
        </table:table-row>
        <table:table-row table:style-name="ro1">
          <table:table-cell office:value-type="float" office:value="234.000009896" calcext:value-type="float">
            <text:p>234.000009896</text:p>
          </table:table-cell>
          <table:table-cell office:value-type="float" office:value="43.407925401739" calcext:value-type="float">
            <text:p>43.4079254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7202747778" calcext:value-type="float">
            <text:p>28.7202747778</text:p>
          </table:table-cell>
          <table:table-cell office:value-type="float" office:value="11.208689" calcext:value-type="float">
            <text:p>11.208689</text:p>
          </table:table-cell>
          <table:table-cell office:value-type="float" office:value="11.075913" calcext:value-type="float">
            <text:p>11.075913</text:p>
          </table:table-cell>
          <table:table-cell office:value-type="float" office:value="12.132904" calcext:value-type="float">
            <text:p>12.132904</text:p>
          </table:table-cell>
          <table:table-cell table:formula="of:=SUM([.E79:.H79])" office:value-type="float" office:value="63.1377807778" calcext:value-type="float">
            <text:p>63.1377807778</text:p>
          </table:table-cell>
        </table:table-row>
        <table:table-row table:style-name="ro1">
          <table:table-cell office:value-type="float" office:value="237.000009896" calcext:value-type="float">
            <text:p>237.000009896</text:p>
          </table:table-cell>
          <table:table-cell office:value-type="float" office:value="40.049112887043" calcext:value-type="float">
            <text:p>40.0491128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6041586198" calcext:value-type="float">
            <text:p>29.6041586198</text:p>
          </table:table-cell>
          <table:table-cell office:value-type="float" office:value="11.798788" calcext:value-type="float">
            <text:p>11.798788</text:p>
          </table:table-cell>
          <table:table-cell office:value-type="float" office:value="9.811826" calcext:value-type="float">
            <text:p>9.811826</text:p>
          </table:table-cell>
          <table:table-cell office:value-type="float" office:value="10.775775" calcext:value-type="float">
            <text:p>10.775775</text:p>
          </table:table-cell>
          <table:table-cell table:formula="of:=SUM([.E80:.H80])" office:value-type="float" office:value="61.9905476198" calcext:value-type="float">
            <text:p>61.9905476198</text:p>
          </table:table-cell>
        </table:table-row>
        <table:table-row table:style-name="ro1">
          <table:table-cell office:value-type="float" office:value="240.000009896" calcext:value-type="float">
            <text:p>240.000009896</text:p>
          </table:table-cell>
          <table:table-cell office:value-type="float" office:value="39.023726039364" calcext:value-type="float">
            <text:p>39.02372603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0777789124" calcext:value-type="float">
            <text:p>28.0777789124</text:p>
          </table:table-cell>
          <table:table-cell office:value-type="float" office:value="9.861653" calcext:value-type="float">
            <text:p>9.861653</text:p>
          </table:table-cell>
          <table:table-cell office:value-type="float" office:value="6.879661" calcext:value-type="float">
            <text:p>6.879661</text:p>
          </table:table-cell>
          <table:table-cell office:value-type="float" office:value="11.714559" calcext:value-type="float">
            <text:p>11.714559</text:p>
          </table:table-cell>
          <table:table-cell table:formula="of:=SUM([.E81:.H81])" office:value-type="float" office:value="56.5336519124" calcext:value-type="float">
            <text:p>56.5336519124</text:p>
          </table:table-cell>
        </table:table-row>
        <table:table-row table:style-name="ro1">
          <table:table-cell office:value-type="float" office:value="243.000009896" calcext:value-type="float">
            <text:p>243.000009896</text:p>
          </table:table-cell>
          <table:table-cell office:value-type="float" office:value="40.588659931353" calcext:value-type="float">
            <text:p>40.58865993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5060119652" calcext:value-type="float">
            <text:p>28.5060119652</text:p>
          </table:table-cell>
          <table:table-cell office:value-type="float" office:value="8.345907" calcext:value-type="float">
            <text:p>8.345907</text:p>
          </table:table-cell>
          <table:table-cell office:value-type="float" office:value="9.798531" calcext:value-type="float">
            <text:p>9.798531</text:p>
          </table:table-cell>
          <table:table-cell office:value-type="float" office:value="8.634304" calcext:value-type="float">
            <text:p>8.634304</text:p>
          </table:table-cell>
          <table:table-cell table:formula="of:=SUM([.E82:.H82])" office:value-type="float" office:value="55.2847539652" calcext:value-type="float">
            <text:p>55.2847539652</text:p>
          </table:table-cell>
        </table:table-row>
        <table:table-row table:style-name="ro1">
          <table:table-cell office:value-type="float" office:value="246.000028016" calcext:value-type="float">
            <text:p>246.000028016</text:p>
          </table:table-cell>
          <table:table-cell office:value-type="float" office:value="40.606463927823" calcext:value-type="float">
            <text:p>40.60646392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8099903909" calcext:value-type="float">
            <text:p>29.8099903909</text:p>
          </table:table-cell>
          <table:table-cell office:value-type="float" office:value="8.360104" calcext:value-type="float">
            <text:p>8.360104</text:p>
          </table:table-cell>
          <table:table-cell office:value-type="float" office:value="9.960636" calcext:value-type="float">
            <text:p>9.960636</text:p>
          </table:table-cell>
          <table:table-cell office:value-type="float" office:value="9.163846" calcext:value-type="float">
            <text:p>9.163846</text:p>
          </table:table-cell>
          <table:table-cell table:formula="of:=SUM([.E83:.H83])" office:value-type="float" office:value="57.2945763909" calcext:value-type="float">
            <text:p>57.2945763909</text:p>
          </table:table-cell>
        </table:table-row>
        <table:table-row table:style-name="ro1">
          <table:table-cell office:value-type="float" office:value="249.000009896" calcext:value-type="float">
            <text:p>249.000009896</text:p>
          </table:table-cell>
          <table:table-cell office:value-type="float" office:value="42.342191008624" calcext:value-type="float">
            <text:p>42.34219100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8762735501" calcext:value-type="float">
            <text:p>28.8762735501</text:p>
          </table:table-cell>
          <table:table-cell office:value-type="float" office:value="9.211165" calcext:value-type="float">
            <text:p>9.211165</text:p>
          </table:table-cell>
          <table:table-cell office:value-type="float" office:value="8.075873" calcext:value-type="float">
            <text:p>8.075873</text:p>
          </table:table-cell>
          <table:table-cell office:value-type="float" office:value="10.369982" calcext:value-type="float">
            <text:p>10.369982</text:p>
          </table:table-cell>
          <table:table-cell table:formula="of:=SUM([.E84:.H84])" office:value-type="float" office:value="56.5332935501" calcext:value-type="float">
            <text:p>56.5332935501</text:p>
          </table:table-cell>
        </table:table-row>
        <table:table-row table:style-name="ro1">
          <table:table-cell office:value-type="float" office:value="252.000009896" calcext:value-type="float">
            <text:p>252.000009896</text:p>
          </table:table-cell>
          <table:table-cell office:value-type="float" office:value="40.342340229911" calcext:value-type="float">
            <text:p>40.34234022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9659814078" calcext:value-type="float">
            <text:p>30.9659814078</text:p>
          </table:table-cell>
          <table:table-cell office:value-type="float" office:value="10.039828" calcext:value-type="float">
            <text:p>10.039828</text:p>
          </table:table-cell>
          <table:table-cell office:value-type="float" office:value="9.591847" calcext:value-type="float">
            <text:p>9.591847</text:p>
          </table:table-cell>
          <table:table-cell office:value-type="float" office:value="8.887301" calcext:value-type="float">
            <text:p>8.887301</text:p>
          </table:table-cell>
          <table:table-cell table:formula="of:=SUM([.E85:.H85])" office:value-type="float" office:value="59.4849574078" calcext:value-type="float">
            <text:p>59.4849574078</text:p>
          </table:table-cell>
        </table:table-row>
        <table:table-row table:style-name="ro1">
          <table:table-cell office:value-type="float" office:value="255.000009896" calcext:value-type="float">
            <text:p>255.000009896</text:p>
          </table:table-cell>
          <table:table-cell office:value-type="float" office:value="40.522792698393" calcext:value-type="float">
            <text:p>40.52279269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8343196774" calcext:value-type="float">
            <text:p>30.8343196774</text:p>
          </table:table-cell>
          <table:table-cell office:value-type="float" office:value="8.689198" calcext:value-type="float">
            <text:p>8.689198</text:p>
          </table:table-cell>
          <table:table-cell office:value-type="float" office:value="8.60485" calcext:value-type="float">
            <text:p>8.60485</text:p>
          </table:table-cell>
          <table:table-cell office:value-type="float" office:value="9.750658" calcext:value-type="float">
            <text:p>9.750658</text:p>
          </table:table-cell>
          <table:table-cell table:formula="of:=SUM([.E86:.H86])" office:value-type="float" office:value="57.8790256774" calcext:value-type="float">
            <text:p>57.8790256774</text:p>
          </table:table-cell>
        </table:table-row>
        <table:table-row table:style-name="ro1">
          <table:table-cell office:value-type="float" office:value="258.000009896" calcext:value-type="float">
            <text:p>258.000009896</text:p>
          </table:table-cell>
          <table:table-cell office:value-type="float" office:value="39.143058005538" calcext:value-type="float">
            <text:p>39.14305800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9456064537" calcext:value-type="float">
            <text:p>29.9456064537</text:p>
          </table:table-cell>
          <table:table-cell office:value-type="float" office:value="10.452146" calcext:value-type="float">
            <text:p>10.452146</text:p>
          </table:table-cell>
          <table:table-cell office:value-type="float" office:value="10.88245" calcext:value-type="float">
            <text:p>10.88245</text:p>
          </table:table-cell>
          <table:table-cell office:value-type="float" office:value="11.59635" calcext:value-type="float">
            <text:p>11.59635</text:p>
          </table:table-cell>
          <table:table-cell table:formula="of:=SUM([.E87:.H87])" office:value-type="float" office:value="62.8765524537" calcext:value-type="float">
            <text:p>62.8765524537</text:p>
          </table:table-cell>
        </table:table-row>
        <table:table-row table:style-name="ro1">
          <table:table-cell office:value-type="float" office:value="261.000009896" calcext:value-type="float">
            <text:p>261.000009896</text:p>
          </table:table-cell>
          <table:table-cell office:value-type="float" office:value="38.590296080029" calcext:value-type="float">
            <text:p>38.590296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6858735061" calcext:value-type="float">
            <text:p>29.6858735061</text:p>
          </table:table-cell>
          <table:table-cell office:value-type="float" office:value="10.74558" calcext:value-type="float">
            <text:p>10.74558</text:p>
          </table:table-cell>
          <table:table-cell office:value-type="float" office:value="7.986221" calcext:value-type="float">
            <text:p>7.986221</text:p>
          </table:table-cell>
          <table:table-cell office:value-type="float" office:value="11.208045" calcext:value-type="float">
            <text:p>11.208045</text:p>
          </table:table-cell>
          <table:table-cell table:formula="of:=SUM([.E88:.H88])" office:value-type="float" office:value="59.6257195061" calcext:value-type="float">
            <text:p>59.6257195061</text:p>
          </table:table-cell>
        </table:table-row>
        <table:table-row table:style-name="ro1">
          <table:table-cell office:value-type="float" office:value="264.000009896" calcext:value-type="float">
            <text:p>264.000009896</text:p>
          </table:table-cell>
          <table:table-cell office:value-type="float" office:value="41.821365573449" calcext:value-type="float">
            <text:p>41.82136557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0686569861" calcext:value-type="float">
            <text:p>29.0686569861</text:p>
          </table:table-cell>
          <table:table-cell office:value-type="float" office:value="11.151844" calcext:value-type="float">
            <text:p>11.151844</text:p>
          </table:table-cell>
          <table:table-cell office:value-type="float" office:value="9.398612" calcext:value-type="float">
            <text:p>9.398612</text:p>
          </table:table-cell>
          <table:table-cell office:value-type="float" office:value="9.79124" calcext:value-type="float">
            <text:p>9.79124</text:p>
          </table:table-cell>
          <table:table-cell table:formula="of:=SUM([.E89:.H89])" office:value-type="float" office:value="59.4103529861" calcext:value-type="float">
            <text:p>59.4103529861</text:p>
          </table:table-cell>
        </table:table-row>
        <table:table-row table:style-name="ro1">
          <table:table-cell office:value-type="float" office:value="267.000009896" calcext:value-type="float">
            <text:p>267.000009896</text:p>
          </table:table-cell>
          <table:table-cell office:value-type="float" office:value="41.4535295445" calcext:value-type="float">
            <text:p>41.45352954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6144183102" calcext:value-type="float">
            <text:p>30.6144183102</text:p>
          </table:table-cell>
          <table:table-cell office:value-type="float" office:value="9.712542" calcext:value-type="float">
            <text:p>9.712542</text:p>
          </table:table-cell>
          <table:table-cell office:value-type="float" office:value="10.634125" calcext:value-type="float">
            <text:p>10.634125</text:p>
          </table:table-cell>
          <table:table-cell office:value-type="float" office:value="7.037037" calcext:value-type="float">
            <text:p>7.037037</text:p>
          </table:table-cell>
          <table:table-cell table:formula="of:=SUM([.E90:.H90])" office:value-type="float" office:value="57.9981223102" calcext:value-type="float">
            <text:p>57.9981223102</text:p>
          </table:table-cell>
        </table:table-row>
        <table:table-row table:style-name="ro1">
          <table:table-cell office:value-type="float" office:value="270.000009896" calcext:value-type="float">
            <text:p>270.000009896</text:p>
          </table:table-cell>
          <table:table-cell office:value-type="float" office:value="41.158760969805" calcext:value-type="float">
            <text:p>41.15876096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5840649019" calcext:value-type="float">
            <text:p>29.5840649019</text:p>
          </table:table-cell>
          <table:table-cell office:value-type="float" office:value="9.80601" calcext:value-type="float">
            <text:p>9.80601</text:p>
          </table:table-cell>
          <table:table-cell office:value-type="float" office:value="9.129398" calcext:value-type="float">
            <text:p>9.129398</text:p>
          </table:table-cell>
          <table:table-cell office:value-type="float" office:value="8.709101" calcext:value-type="float">
            <text:p>8.709101</text:p>
          </table:table-cell>
          <table:table-cell table:formula="of:=SUM([.E91:.H91])" office:value-type="float" office:value="57.2285739019" calcext:value-type="float">
            <text:p>57.2285739019</text:p>
          </table:table-cell>
        </table:table-row>
        <table:table-row table:style-name="ro1">
          <table:table-cell office:value-type="float" office:value="273.000009896" calcext:value-type="float">
            <text:p>273.000009896</text:p>
          </table:table-cell>
          <table:table-cell office:value-type="float" office:value="40.393105408568" calcext:value-type="float">
            <text:p>40.39310540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6905589832" calcext:value-type="float">
            <text:p>29.6905589832</text:p>
          </table:table-cell>
          <table:table-cell office:value-type="float" office:value="9.173884" calcext:value-type="float">
            <text:p>9.173884</text:p>
          </table:table-cell>
          <table:table-cell office:value-type="float" office:value="11.997677" calcext:value-type="float">
            <text:p>11.997677</text:p>
          </table:table-cell>
          <table:table-cell office:value-type="float" office:value="7.688089" calcext:value-type="float">
            <text:p>7.688089</text:p>
          </table:table-cell>
          <table:table-cell table:formula="of:=SUM([.E92:.H92])" office:value-type="float" office:value="58.5502089832" calcext:value-type="float">
            <text:p>58.5502089832</text:p>
          </table:table-cell>
        </table:table-row>
        <table:table-row table:style-name="ro1">
          <table:table-cell office:value-type="float" office:value="276.000009896" calcext:value-type="float">
            <text:p>276.000009896</text:p>
          </table:table-cell>
          <table:table-cell office:value-type="float" office:value="39.570004586972" calcext:value-type="float">
            <text:p>39.5700045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8919497183" calcext:value-type="float">
            <text:p>29.8919497183</text:p>
          </table:table-cell>
          <table:table-cell office:value-type="float" office:value="8.506144" calcext:value-type="float">
            <text:p>8.506144</text:p>
          </table:table-cell>
          <table:table-cell office:value-type="float" office:value="10.540978" calcext:value-type="float">
            <text:p>10.540978</text:p>
          </table:table-cell>
          <table:table-cell office:value-type="float" office:value="11.655209" calcext:value-type="float">
            <text:p>11.655209</text:p>
          </table:table-cell>
          <table:table-cell table:formula="of:=SUM([.E93:.H93])" office:value-type="float" office:value="60.5942807183" calcext:value-type="float">
            <text:p>60.5942807183</text:p>
          </table:table-cell>
        </table:table-row>
        <table:table-row table:style-name="ro1">
          <table:table-cell office:value-type="float" office:value="279.000009896" calcext:value-type="float">
            <text:p>279.000009896</text:p>
          </table:table-cell>
          <table:table-cell office:value-type="float" office:value="40.910751783812" calcext:value-type="float">
            <text:p>40.91075178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1806804072" calcext:value-type="float">
            <text:p>30.1806804072</text:p>
          </table:table-cell>
          <table:table-cell office:value-type="float" office:value="13.389914" calcext:value-type="float">
            <text:p>13.389914</text:p>
          </table:table-cell>
          <table:table-cell office:value-type="float" office:value="8.020529" calcext:value-type="float">
            <text:p>8.020529</text:p>
          </table:table-cell>
          <table:table-cell office:value-type="float" office:value="9.195149" calcext:value-type="float">
            <text:p>9.195149</text:p>
          </table:table-cell>
          <table:table-cell table:formula="of:=SUM([.E94:.H94])" office:value-type="float" office:value="60.7862724072" calcext:value-type="float">
            <text:p>60.7862724072</text:p>
          </table:table-cell>
        </table:table-row>
        <table:table-row table:style-name="ro1">
          <table:table-cell office:value-type="float" office:value="282.000009896" calcext:value-type="float">
            <text:p>282.000009896</text:p>
          </table:table-cell>
          <table:table-cell office:value-type="float" office:value="39.890051415055" calcext:value-type="float">
            <text:p>39.89005141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7021556609" calcext:value-type="float">
            <text:p>30.7021556609</text:p>
          </table:table-cell>
          <table:table-cell office:value-type="float" office:value="6.904391" calcext:value-type="float">
            <text:p>6.904391</text:p>
          </table:table-cell>
          <table:table-cell office:value-type="float" office:value="10.889207" calcext:value-type="float">
            <text:p>10.889207</text:p>
          </table:table-cell>
          <table:table-cell office:value-type="float" office:value="9.960675" calcext:value-type="float">
            <text:p>9.960675</text:p>
          </table:table-cell>
          <table:table-cell table:formula="of:=SUM([.E95:.H95])" office:value-type="float" office:value="58.4564286609" calcext:value-type="float">
            <text:p>58.4564286609</text:p>
          </table:table-cell>
        </table:table-row>
        <table:table-row table:style-name="ro1">
          <table:table-cell office:value-type="float" office:value="285.000009896" calcext:value-type="float">
            <text:p>285.000009896</text:p>
          </table:table-cell>
          <table:table-cell office:value-type="float" office:value="42.888734348767" calcext:value-type="float">
            <text:p>42.88873434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6010018077" calcext:value-type="float">
            <text:p>30.6010018077</text:p>
          </table:table-cell>
          <table:table-cell office:value-type="float" office:value="9.540882" calcext:value-type="float">
            <text:p>9.540882</text:p>
          </table:table-cell>
          <table:table-cell office:value-type="float" office:value="9.058494" calcext:value-type="float">
            <text:p>9.058494</text:p>
          </table:table-cell>
          <table:table-cell office:value-type="float" office:value="7.386243" calcext:value-type="float">
            <text:p>7.386243</text:p>
          </table:table-cell>
          <table:table-cell table:formula="of:=SUM([.E96:.H96])" office:value-type="float" office:value="56.5866208077" calcext:value-type="float">
            <text:p>56.5866208077</text:p>
          </table:table-cell>
        </table:table-row>
        <table:table-row table:style-name="ro1">
          <table:table-cell office:value-type="float" office:value="288.000009896" calcext:value-type="float">
            <text:p>288.000009896</text:p>
          </table:table-cell>
          <table:table-cell office:value-type="float" office:value="41.443729956389" calcext:value-type="float">
            <text:p>41.44372995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.6312596429" calcext:value-type="float">
            <text:p>28.6312596429</text:p>
          </table:table-cell>
          <table:table-cell office:value-type="float" office:value="8.136685" calcext:value-type="float">
            <text:p>8.136685</text:p>
          </table:table-cell>
          <table:table-cell office:value-type="float" office:value="10.757172" calcext:value-type="float">
            <text:p>10.757172</text:p>
          </table:table-cell>
          <table:table-cell office:value-type="float" office:value="9.411369" calcext:value-type="float">
            <text:p>9.411369</text:p>
          </table:table-cell>
          <table:table-cell table:formula="of:=SUM([.E97:.H97])" office:value-type="float" office:value="56.9364856429" calcext:value-type="float">
            <text:p>56.9364856429</text:p>
          </table:table-cell>
        </table:table-row>
        <table:table-row table:style-name="ro1">
          <table:table-cell office:value-type="float" office:value="291.000009896" calcext:value-type="float">
            <text:p>291.000009896</text:p>
          </table:table-cell>
          <table:table-cell office:value-type="float" office:value="42.130870014884" calcext:value-type="float">
            <text:p>42.13087001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3092551932" calcext:value-type="float">
            <text:p>30.3092551932</text:p>
          </table:table-cell>
          <table:table-cell office:value-type="float" office:value="8.116817" calcext:value-type="float">
            <text:p>8.116817</text:p>
          </table:table-cell>
          <table:table-cell office:value-type="float" office:value="9.101409" calcext:value-type="float">
            <text:p>9.101409</text:p>
          </table:table-cell>
          <table:table-cell office:value-type="float" office:value="9.59424" calcext:value-type="float">
            <text:p>9.59424</text:p>
          </table:table-cell>
          <table:table-cell table:formula="of:=SUM([.E98:.H98])" office:value-type="float" office:value="57.1217211932" calcext:value-type="float">
            <text:p>57.1217211932</text:p>
          </table:table-cell>
        </table:table-row>
        <table:table-row table:style-name="ro1">
          <table:table-cell office:value-type="float" office:value="294.000009896" calcext:value-type="float">
            <text:p>294.000009896</text:p>
          </table:table-cell>
          <table:table-cell office:value-type="float" office:value="41.714248273627" calcext:value-type="float">
            <text:p>41.71424827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6556400588" calcext:value-type="float">
            <text:p>31.6556400588</text:p>
          </table:table-cell>
          <table:table-cell office:value-type="float" office:value="7.640139" calcext:value-type="float">
            <text:p>7.640139</text:p>
          </table:table-cell>
          <table:table-cell office:value-type="float" office:value="9.014117" calcext:value-type="float">
            <text:p>9.014117</text:p>
          </table:table-cell>
          <table:table-cell office:value-type="float" office:value="9.413989" calcext:value-type="float">
            <text:p>9.413989</text:p>
          </table:table-cell>
          <table:table-cell table:formula="of:=SUM([.E99:.H99])" office:value-type="float" office:value="57.7238850588" calcext:value-type="float">
            <text:p>57.7238850588</text:p>
          </table:table-cell>
        </table:table-row>
        <table:table-row table:style-name="ro1">
          <table:table-cell office:value-type="float" office:value="297.000009896" calcext:value-type="float">
            <text:p>297.000009896</text:p>
          </table:table-cell>
          <table:table-cell office:value-type="float" office:value="40.733423774801" calcext:value-type="float">
            <text:p>40.73342377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6821621264" calcext:value-type="float">
            <text:p>30.6821621264</text:p>
          </table:table-cell>
          <table:table-cell office:value-type="float" office:value="12.130154" calcext:value-type="float">
            <text:p>12.130154</text:p>
          </table:table-cell>
          <table:table-cell office:value-type="float" office:value="8.937487" calcext:value-type="float">
            <text:p>8.937487</text:p>
          </table:table-cell>
          <table:table-cell office:value-type="float" office:value="7.964693" calcext:value-type="float">
            <text:p>7.964693</text:p>
          </table:table-cell>
          <table:table-cell table:formula="of:=SUM([.E100:.H100])" office:value-type="float" office:value="59.7144961264" calcext:value-type="float">
            <text:p>59.7144961264</text:p>
          </table:table-cell>
        </table:table-row>
        <table:table-row table:style-name="ro1">
          <table:table-cell office:value-type="float" office:value="300.000009896" calcext:value-type="float">
            <text:p>300.000009896</text:p>
          </table:table-cell>
          <table:table-cell office:value-type="float" office:value="44.435022083627" calcext:value-type="float">
            <text:p>44.43502208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488727232" calcext:value-type="float">
            <text:p>30.488727232</text:p>
          </table:table-cell>
          <table:table-cell office:value-type="float" office:value="7.771251" calcext:value-type="float">
            <text:p>7.771251</text:p>
          </table:table-cell>
          <table:table-cell office:value-type="float" office:value="11.127387" calcext:value-type="float">
            <text:p>11.127387</text:p>
          </table:table-cell>
          <table:table-cell office:value-type="float" office:value="10.138791" calcext:value-type="float">
            <text:p>10.138791</text:p>
          </table:table-cell>
          <table:table-cell table:formula="of:=SUM([.E101:.H101])" office:value-type="float" office:value="59.526156232" calcext:value-type="float">
            <text:p>59.526156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0:22:37.239937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31T10:30:46.621716613</dc:date>
    <meta:editing-duration>PT8M6S</meta:editing-duration>
    <meta:editing-cycles>5</meta:editing-cycles>
    <meta:document-statistic meta:table-count="1" meta:cell-count="8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3 2" chart:style-name="ch1">
        <chart:title svg:x="6.193cm" svg:y="0.315cm" chart:style-name="ch2">
          <text:p>System overview</text:p>
        </chart:title>
        <chart:subtitle svg:x="4.982cm" svg:y="1.286cm" chart:style-name="ch3">
          <text:p>2 ieds, 1 rtus - hidden alert attack</text:p>
        </chart:subtitle>
        <chart:legend chart:legend-position="end" svg:x="12.358cm" svg:y="3.662cm" style:legend-expansion="high" chart:style-name="ch4"/>
        <chart:plot-area chart:style-name="ch5" table:cell-range-address="systemOverview.A1:systemOverview.C101 systemOverview.I1:systemOverview.I101" chart:data-source-has-labels="row" svg:x="0.32cm" svg:y="2.153cm" svg:width="11.718cm" svg:height="6.667cm">
          <chartooo:coordinate-region svg:x="0.994cm" svg:y="2.366cm" svg:width="10.513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ystemOverview.B2:systemOverview.B101" chart:label-cell-address="systemOverview.B1:systemOverview.B1" chart:class="chart:scatter">
            <chart:domain table:cell-range-address="systemOverview.A2:systemOverview.A101"/>
            <chart:data-point chart:repeated="100"/>
          </chart:series>
          <chart:series chart:style-name="ch9" chart:values-cell-range-address="systemOverview.I2:systemOverview.I101" chart:label-cell-address="systemOverview.I1:systemOverview.I1" chart:class="chart:scatter">
            <chart:data-point chart:repeated="100"/>
          </chart:series>
          <chart:series chart:style-name="ch10" chart:values-cell-range-address="systemOverview.C2:systemOverview.C101" chart:label-cell-address="systemOverview.C1:systemOverview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so_overview</text:p>
                <draw:g>
                  <svg:desc>systemOverview.B1:systemOverview.B1</svg:desc>
                </draw:g>
              </table:table-cell>
              <table:table-cell office:value-type="string">
                <text:p>real_status</text:p>
                <draw:g>
                  <svg:desc>systemOverview.I1:systemOverview.I1</svg:desc>
                </draw:g>
              </table:table-cell>
              <table:table-cell office:value-type="string">
                <text:p>threshold</text:p>
                <draw:g>
                  <svg:desc>systemOverview.C1:systemOverview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ystemOverview.A2:systemOverview.A101</svg:desc>
                </draw:g>
              </table:table-cell>
              <table:table-cell office:value-type="float" office:value="37.618037049996">
                <text:p>37.618037049996</text:p>
                <draw:g>
                  <svg:desc>systemOverview.B2:systemOverview.B101</svg:desc>
                </draw:g>
              </table:table-cell>
              <table:table-cell office:value-type="float" office:value="35.5954742791">
                <text:p>35.5954742791</text:p>
                <draw:g>
                  <svg:desc>systemOverview.I2:systemOverview.I101</svg:desc>
                </draw:g>
              </table:table-cell>
              <table:table-cell office:value-type="float" office:value="100">
                <text:p>100</text:p>
                <draw:g>
                  <svg:desc>systemOverview.C2:systemOverview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40.578595879314">
                <text:p>40.578595879314</text:p>
              </table:table-cell>
              <table:table-cell office:value-type="float" office:value="36.110494728">
                <text:p>36.110494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38.644216161619">
                <text:p>38.644216161619</text:p>
              </table:table-cell>
              <table:table-cell office:value-type="float" office:value="42.629025062">
                <text:p>42.6290250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1.811611513398">
                <text:p>41.811611513398</text:p>
              </table:table-cell>
              <table:table-cell office:value-type="float" office:value="38.5318648009">
                <text:p>38.53186480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45.212210702593">
                <text:p>45.212210702593</text:p>
              </table:table-cell>
              <table:table-cell office:value-type="float" office:value="40.4804878929">
                <text:p>40.4804878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2.907407480421">
                <text:p>42.907407480421</text:p>
              </table:table-cell>
              <table:table-cell office:value-type="float" office:value="41.8571989229">
                <text:p>41.8571989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41.738086937052">
                <text:p>41.738086937052</text:p>
              </table:table-cell>
              <table:table-cell office:value-type="float" office:value="37.5231387415">
                <text:p>37.5231387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39.612422548241">
                <text:p>39.612422548241</text:p>
              </table:table-cell>
              <table:table-cell office:value-type="float" office:value="38.1081774451">
                <text:p>38.1081774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9.152340503361">
                <text:p>39.152340503361</text:p>
              </table:table-cell>
              <table:table-cell office:value-type="float" office:value="38.0690071463">
                <text:p>38.0690071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40.616167467979">
                <text:p>40.616167467979</text:p>
              </table:table-cell>
              <table:table-cell office:value-type="float" office:value="41.0556170823">
                <text:p>41.0556170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8.671583745973">
                <text:p>38.671583745973</text:p>
              </table:table-cell>
              <table:table-cell office:value-type="float" office:value="36.8750585073">
                <text:p>36.87505850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6.220899718213">
                <text:p>36.220899718213</text:p>
              </table:table-cell>
              <table:table-cell office:value-type="float" office:value="40.0984992355">
                <text:p>40.0984992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37.53401358887">
                <text:p>37.53401358887</text:p>
              </table:table-cell>
              <table:table-cell office:value-type="float" office:value="41.3526366412">
                <text:p>41.3526366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36.206986265399">
                <text:p>36.206986265399</text:p>
              </table:table-cell>
              <table:table-cell office:value-type="float" office:value="38.8961571215">
                <text:p>38.8961571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9.189462648098">
                <text:p>39.189462648098</text:p>
              </table:table-cell>
              <table:table-cell office:value-type="float" office:value="42.2390611355">
                <text:p>42.2390611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3.956814997831">
                <text:p>43.956814997831</text:p>
              </table:table-cell>
              <table:table-cell office:value-type="float" office:value="41.2683400242">
                <text:p>41.2683400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5.676300687038">
                <text:p>35.676300687038</text:p>
              </table:table-cell>
              <table:table-cell office:value-type="float" office:value="38.8715212061">
                <text:p>38.87152120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35.605918733282">
                <text:p>35.605918733282</text:p>
              </table:table-cell>
              <table:table-cell office:value-type="float" office:value="41.2356012744">
                <text:p>41.2356012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3.618715567069">
                <text:p>33.618715567069</text:p>
              </table:table-cell>
              <table:table-cell office:value-type="float" office:value="42.6444831603">
                <text:p>42.6444831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8.847472151372">
                <text:p>38.847472151372</text:p>
              </table:table-cell>
              <table:table-cell office:value-type="float" office:value="58.9187708073">
                <text:p>58.91877080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37.357711925038">
                <text:p>37.357711925038</text:p>
              </table:table-cell>
              <table:table-cell office:value-type="float" office:value="59.0397739897">
                <text:p>59.0397739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4.23278746867">
                <text:p>44.23278746867</text:p>
              </table:table-cell>
              <table:table-cell office:value-type="float" office:value="56.6126595374">
                <text:p>56.6126595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39.640049155429">
                <text:p>39.640049155429</text:p>
              </table:table-cell>
              <table:table-cell office:value-type="float" office:value="63.2949950836">
                <text:p>63.2949950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9.743187894871">
                <text:p>39.743187894871</text:p>
              </table:table-cell>
              <table:table-cell office:value-type="float" office:value="56.2297204113">
                <text:p>56.2297204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38.804928312309">
                <text:p>38.804928312309</text:p>
              </table:table-cell>
              <table:table-cell office:value-type="float" office:value="58.5610172642">
                <text:p>58.5610172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40.193703037402">
                <text:p>40.193703037402</text:p>
              </table:table-cell>
              <table:table-cell office:value-type="float" office:value="63.6699994264">
                <text:p>63.6699994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8.529515174583">
                <text:p>38.529515174583</text:p>
              </table:table-cell>
              <table:table-cell office:value-type="float" office:value="58.6262470672">
                <text:p>58.6262470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41.697954002324">
                <text:p>41.697954002324</text:p>
              </table:table-cell>
              <table:table-cell office:value-type="float" office:value="61.776800656">
                <text:p>61.776800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40.465659278641">
                <text:p>40.465659278641</text:p>
              </table:table-cell>
              <table:table-cell office:value-type="float" office:value="62.9577288524">
                <text:p>62.9577288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37.154895294335">
                <text:p>37.154895294335</text:p>
              </table:table-cell>
              <table:table-cell office:value-type="float" office:value="58.9733936439">
                <text:p>58.9733936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41.845346594095">
                <text:p>41.845346594095</text:p>
              </table:table-cell>
              <table:table-cell office:value-type="float" office:value="62.5990525203">
                <text:p>62.5990525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44.29149802481">
                <text:p>44.29149802481</text:p>
              </table:table-cell>
              <table:table-cell office:value-type="float" office:value="61.4186811568">
                <text:p>61.4186811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7.522171240292">
                <text:p>37.522171240292</text:p>
              </table:table-cell>
              <table:table-cell office:value-type="float" office:value="59.4677861889">
                <text:p>59.4677861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39.419853614782">
                <text:p>39.419853614782</text:p>
              </table:table-cell>
              <table:table-cell office:value-type="float" office:value="56.4934901679">
                <text:p>56.4934901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40.272317347263">
                <text:p>40.272317347263</text:p>
              </table:table-cell>
              <table:table-cell office:value-type="float" office:value="61.513650949">
                <text:p>61.513650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8.708844633579">
                <text:p>38.708844633579</text:p>
              </table:table-cell>
              <table:table-cell office:value-type="float" office:value="63.3598446589">
                <text:p>63.3598446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8.639320060723">
                <text:p>38.639320060723</text:p>
              </table:table-cell>
              <table:table-cell office:value-type="float" office:value="58.9304263947">
                <text:p>58.9304263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7.12525159639">
                <text:p>37.12525159639</text:p>
              </table:table-cell>
              <table:table-cell office:value-type="float" office:value="63.9092028926">
                <text:p>63.9092028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43.469598359573">
                <text:p>43.469598359573</text:p>
              </table:table-cell>
              <table:table-cell office:value-type="float" office:value="56.683764027">
                <text:p>56.6837640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41.528758846506">
                <text:p>41.528758846506</text:p>
              </table:table-cell>
              <table:table-cell office:value-type="float" office:value="59.3936060319">
                <text:p>59.3936060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36.826219211104">
                <text:p>36.826219211104</text:p>
              </table:table-cell>
              <table:table-cell office:value-type="float" office:value="56.6717872845">
                <text:p>56.6717872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0.991185660459">
                <text:p>40.991185660459</text:p>
              </table:table-cell>
              <table:table-cell office:value-type="float" office:value="59.9230431854">
                <text:p>59.9230431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9.308433303213">
                <text:p>39.308433303213</text:p>
              </table:table-cell>
              <table:table-cell office:value-type="float" office:value="65.8113564157">
                <text:p>65.8113564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41.211375186359">
                <text:p>41.211375186359</text:p>
              </table:table-cell>
              <table:table-cell office:value-type="float" office:value="55.4641725304">
                <text:p>55.4641725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3.605637788273">
                <text:p>43.605637788273</text:p>
              </table:table-cell>
              <table:table-cell office:value-type="float" office:value="59.1439563943">
                <text:p>59.1439563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3.183017144811">
                <text:p>43.183017144811</text:p>
              </table:table-cell>
              <table:table-cell office:value-type="float" office:value="60.2302374649">
                <text:p>60.2302374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8.341825000592">
                <text:p>38.341825000592</text:p>
              </table:table-cell>
              <table:table-cell office:value-type="float" office:value="65.5281542614">
                <text:p>65.5281542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39.609828922235">
                <text:p>39.609828922235</text:p>
              </table:table-cell>
              <table:table-cell office:value-type="float" office:value="59.3179043647">
                <text:p>59.3179043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2.832297699881">
                <text:p>42.832297699881</text:p>
              </table:table-cell>
              <table:table-cell office:value-type="float" office:value="58.4073314218">
                <text:p>58.4073314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33.523192222573">
                <text:p>33.523192222573</text:p>
              </table:table-cell>
              <table:table-cell office:value-type="float" office:value="59.9810518544">
                <text:p>59.9810518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7.044223451112">
                <text:p>37.044223451112</text:p>
              </table:table-cell>
              <table:table-cell office:value-type="float" office:value="57.3205923011">
                <text:p>57.3205923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8.402449027675">
                <text:p>38.402449027675</text:p>
              </table:table-cell>
              <table:table-cell office:value-type="float" office:value="61.1963057044">
                <text:p>61.1963057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6.950698707095">
                <text:p>36.950698707095</text:p>
              </table:table-cell>
              <table:table-cell office:value-type="float" office:value="61.5474613182">
                <text:p>61.5474613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8.739716460666">
                <text:p>38.739716460666</text:p>
              </table:table-cell>
              <table:table-cell office:value-type="float" office:value="54.6218993475">
                <text:p>54.6218993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40.653694070419">
                <text:p>40.653694070419</text:p>
              </table:table-cell>
              <table:table-cell office:value-type="float" office:value="55.3301554439">
                <text:p>55.3301554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8.741450811051">
                <text:p>38.741450811051</text:p>
              </table:table-cell>
              <table:table-cell office:value-type="float" office:value="59.2978677927">
                <text:p>59.2978677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41.537582867672">
                <text:p>41.537582867672</text:p>
              </table:table-cell>
              <table:table-cell office:value-type="float" office:value="55.4654982768">
                <text:p>55.4654982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8.695936385202">
                <text:p>38.695936385202</text:p>
              </table:table-cell>
              <table:table-cell office:value-type="float" office:value="58.9990020303">
                <text:p>58.9990020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9.076543033934">
                <text:p>39.076543033934</text:p>
              </table:table-cell>
              <table:table-cell office:value-type="float" office:value="58.5999622757">
                <text:p>58.5999622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41.13537238677">
                <text:p>41.13537238677</text:p>
              </table:table-cell>
              <table:table-cell office:value-type="float" office:value="63.0035915019">
                <text:p>63.00359150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9.213804533438">
                <text:p>39.213804533438</text:p>
              </table:table-cell>
              <table:table-cell office:value-type="float" office:value="59.7773976001">
                <text:p>59.7773976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43.034055702615">
                <text:p>43.034055702615</text:p>
              </table:table-cell>
              <table:table-cell office:value-type="float" office:value="55.4451400027">
                <text:p>55.44514000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9.773783166168">
                <text:p>39.773783166168</text:p>
              </table:table-cell>
              <table:table-cell office:value-type="float" office:value="61.2354409207">
                <text:p>61.2354409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41.702278248576">
                <text:p>41.702278248576</text:p>
              </table:table-cell>
              <table:table-cell office:value-type="float" office:value="60.3908923152">
                <text:p>60.3908923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7.768222258934">
                <text:p>37.768222258934</text:p>
              </table:table-cell>
              <table:table-cell office:value-type="float" office:value="58.6163742531">
                <text:p>58.6163742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43.595043813644">
                <text:p>43.595043813644</text:p>
              </table:table-cell>
              <table:table-cell office:value-type="float" office:value="60.0996447735">
                <text:p>60.0996447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39.822527932088">
                <text:p>39.822527932088</text:p>
              </table:table-cell>
              <table:table-cell office:value-type="float" office:value="62.1929630513">
                <text:p>62.1929630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41.166575784424">
                <text:p>41.166575784424</text:p>
              </table:table-cell>
              <table:table-cell office:value-type="float" office:value="63.9091980043">
                <text:p>63.9091980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40.510300230198">
                <text:p>40.510300230198</text:p>
              </table:table-cell>
              <table:table-cell office:value-type="float" office:value="64.6919987248">
                <text:p>64.6919987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43.219745463657">
                <text:p>43.219745463657</text:p>
              </table:table-cell>
              <table:table-cell office:value-type="float" office:value="61.1756242373">
                <text:p>61.1756242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41.065898691751">
                <text:p>41.065898691751</text:p>
              </table:table-cell>
              <table:table-cell office:value-type="float" office:value="60.1569434352">
                <text:p>60.1569434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43.762713409629">
                <text:p>43.762713409629</text:p>
              </table:table-cell>
              <table:table-cell office:value-type="float" office:value="62.8920807223">
                <text:p>62.8920807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40.215193388493">
                <text:p>40.215193388493</text:p>
              </table:table-cell>
              <table:table-cell office:value-type="float" office:value="61.2987948001">
                <text:p>61.2987948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37.139380087772">
                <text:p>37.139380087772</text:p>
              </table:table-cell>
              <table:table-cell office:value-type="float" office:value="59.0249345522">
                <text:p>59.0249345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9.016607018367">
                <text:p>39.016607018367</text:p>
              </table:table-cell>
              <table:table-cell office:value-type="float" office:value="58.2314181799">
                <text:p>58.2314181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9.815742343016">
                <text:p>39.815742343016</text:p>
              </table:table-cell>
              <table:table-cell office:value-type="float" office:value="65.0784119557">
                <text:p>65.0784119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41.675707125897">
                <text:p>41.675707125897</text:p>
              </table:table-cell>
              <table:table-cell office:value-type="float" office:value="54.4317307129">
                <text:p>54.4317307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43.407925401739">
                <text:p>43.407925401739</text:p>
              </table:table-cell>
              <table:table-cell office:value-type="float" office:value="63.1377807778">
                <text:p>63.1377807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40.049112887043">
                <text:p>40.049112887043</text:p>
              </table:table-cell>
              <table:table-cell office:value-type="float" office:value="61.9905476198">
                <text:p>61.9905476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9.023726039364">
                <text:p>39.023726039364</text:p>
              </table:table-cell>
              <table:table-cell office:value-type="float" office:value="56.5336519124">
                <text:p>56.5336519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40.588659931353">
                <text:p>40.588659931353</text:p>
              </table:table-cell>
              <table:table-cell office:value-type="float" office:value="55.2847539652">
                <text:p>55.2847539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40.606463927823">
                <text:p>40.606463927823</text:p>
              </table:table-cell>
              <table:table-cell office:value-type="float" office:value="57.2945763909">
                <text:p>57.2945763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2.342191008624">
                <text:p>42.342191008624</text:p>
              </table:table-cell>
              <table:table-cell office:value-type="float" office:value="56.5332935501">
                <text:p>56.5332935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40.342340229911">
                <text:p>40.342340229911</text:p>
              </table:table-cell>
              <table:table-cell office:value-type="float" office:value="59.4849574078">
                <text:p>59.4849574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40.522792698393">
                <text:p>40.522792698393</text:p>
              </table:table-cell>
              <table:table-cell office:value-type="float" office:value="57.8790256774">
                <text:p>57.8790256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9.143058005538">
                <text:p>39.143058005538</text:p>
              </table:table-cell>
              <table:table-cell office:value-type="float" office:value="62.8765524537">
                <text:p>62.8765524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38.590296080029">
                <text:p>38.590296080029</text:p>
              </table:table-cell>
              <table:table-cell office:value-type="float" office:value="59.6257195061">
                <text:p>59.62571950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41.821365573449">
                <text:p>41.821365573449</text:p>
              </table:table-cell>
              <table:table-cell office:value-type="float" office:value="59.4103529861">
                <text:p>59.4103529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41.4535295445">
                <text:p>41.4535295445</text:p>
              </table:table-cell>
              <table:table-cell office:value-type="float" office:value="57.9981223102">
                <text:p>57.9981223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41.158760969805">
                <text:p>41.158760969805</text:p>
              </table:table-cell>
              <table:table-cell office:value-type="float" office:value="57.2285739019">
                <text:p>57.22857390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40.393105408568">
                <text:p>40.393105408568</text:p>
              </table:table-cell>
              <table:table-cell office:value-type="float" office:value="58.5502089832">
                <text:p>58.5502089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39.570004586972">
                <text:p>39.570004586972</text:p>
              </table:table-cell>
              <table:table-cell office:value-type="float" office:value="60.5942807183">
                <text:p>60.5942807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40.910751783812">
                <text:p>40.910751783812</text:p>
              </table:table-cell>
              <table:table-cell office:value-type="float" office:value="60.7862724072">
                <text:p>60.7862724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39.890051415055">
                <text:p>39.890051415055</text:p>
              </table:table-cell>
              <table:table-cell office:value-type="float" office:value="58.4564286609">
                <text:p>58.4564286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42.888734348767">
                <text:p>42.888734348767</text:p>
              </table:table-cell>
              <table:table-cell office:value-type="float" office:value="56.5866208077">
                <text:p>56.5866208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41.443729956389">
                <text:p>41.443729956389</text:p>
              </table:table-cell>
              <table:table-cell office:value-type="float" office:value="56.9364856429">
                <text:p>56.9364856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42.130870014884">
                <text:p>42.130870014884</text:p>
              </table:table-cell>
              <table:table-cell office:value-type="float" office:value="57.1217211932">
                <text:p>57.1217211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1.714248273627">
                <text:p>41.714248273627</text:p>
              </table:table-cell>
              <table:table-cell office:value-type="float" office:value="57.7238850588">
                <text:p>57.7238850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0.733423774801">
                <text:p>40.733423774801</text:p>
              </table:table-cell>
              <table:table-cell office:value-type="float" office:value="59.7144961264">
                <text:p>59.7144961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44.435022083627">
                <text:p>44.435022083627</text:p>
              </table:table-cell>
              <table:table-cell office:value-type="float" office:value="59.526156232">
                <text:p>59.52615623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